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6.4028in" fo:margin-left="-0.0521in" table:align="left" style:writing-mode="lr-tb"/>
    </style:style>
    <style:style style:name="Tableau1.A" style:family="table-column">
      <style:table-column-properties style:column-width="1.8681in"/>
    </style:style>
    <style:style style:name="Tableau1.B" style:family="table-column">
      <style:table-column-properties style:column-width="2.0556in"/>
    </style:style>
    <style:style style:name="Tableau1.C" style:family="table-column">
      <style:table-column-properties style:column-width="0.1583in"/>
    </style:style>
    <style:style style:name="Tableau1.D" style:family="table-column">
      <style:table-column-properties style:column-width="2.3208in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.2" style:family="table-row">
      <style:table-row-properties style:min-row-height="0.3938in" fo:keep-together="always"/>
    </style:style>
    <style:style style:name="Tableau1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3153in" fo:keep-together="always"/>
    </style:style>
    <style:style style:name="Tableau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0.8313in" fo:keep-together="always"/>
    </style:style>
    <style:style style:name="Tableau1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1.125in"/>
    </style:style>
    <style:style style:name="Tableau1.C5.2" style:family="table-column">
      <style:table-column-properties style:column-width="1.3542in"/>
    </style:style>
    <style:style style:name="Tableau1.C5.1" style:family="table-row">
      <style:table-row-properties style:min-row-height="0.4153in" fo:keep-together="always"/>
    </style:style>
    <style:style style:name="Tableau1.C5.1.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0.4549in" fo:keep-together="always"/>
    </style:style>
    <style:style style:name="Tableau1.C5.1.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4.2833in" fo:keep-together="always"/>
    </style:style>
    <style:style style:name="Tableau1.A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6.2986in" table:align="margins" style:writing-mode="lr-tb"/>
    </style:style>
    <style:style style:name="Tableau2.A" style:family="table-column">
      <style:table-column-properties style:column-width="1.2285in" style:rel-column-width="12781*"/>
    </style:style>
    <style:style style:name="Tableau2.B" style:family="table-column">
      <style:table-column-properties style:column-width="0.9701in" style:rel-column-width="10093*"/>
    </style:style>
    <style:style style:name="Tableau2.C" style:family="table-column">
      <style:table-column-properties style:column-width="0.8576in" style:rel-column-width="8923*"/>
    </style:style>
    <style:style style:name="Tableau2.D" style:family="table-column">
      <style:table-column-properties style:column-width="0.8583in" style:rel-column-width="8930*"/>
    </style:style>
    <style:style style:name="Tableau2.E" style:family="table-column">
      <style:table-column-properties style:column-width="0.7382in" style:rel-column-width="7680*"/>
    </style:style>
    <style:style style:name="Tableau2.F" style:family="table-column">
      <style:table-column-properties style:column-width="0.8194in" style:rel-column-width="8526*"/>
    </style:style>
    <style:style style:name="Tableau2.G" style:family="table-column">
      <style:table-column-properties style:column-width="0.8271in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6.2993in" fo:margin-left="0in" table:align="left" style:writing-mode="lr-tb"/>
    </style:style>
    <style:style style:name="Tableau3.A" style:family="table-column">
      <style:table-column-properties style:column-width="0.3667in"/>
    </style:style>
    <style:style style:name="Tableau3.B" style:family="table-column">
      <style:table-column-properties style:column-width="3.6076in"/>
    </style:style>
    <style:style style:name="Tableau3.C" style:family="table-column">
      <style:table-column-properties style:column-width="1.2139in"/>
    </style:style>
    <style:style style:name="Tableau3.D" style:family="table-column">
      <style:table-column-properties style:column-width="1.1111in"/>
    </style:style>
    <style:style style:name="Tableau3.1" style:family="table-row">
      <style:table-row-properties style:min-row-height="0.3764in" fo:keep-together="always"/>
    </style:style>
    <style:style style:name="Tableau3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3.2" style:family="table-row">
      <style:table-row-properties style:min-row-height="0.4021in" fo:keep-together="always"/>
    </style:style>
    <style:style style:name="Tableau3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1.0208in" fo:keep-together="always"/>
    </style:style>
    <style:style style:name="Tableau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1.0417in" fo:keep-together="always"/>
    </style:style>
    <style:style style:name="Tableau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0.9896in" fo:keep-together="always"/>
    </style:style>
    <style:style style:name="Tableau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1.1479in" fo:keep-together="always"/>
    </style:style>
    <style:style style:name="Tableau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6.2993in" fo:margin-left="0in" table:align="left" style:writing-mode="lr-tb"/>
    </style:style>
    <style:style style:name="Tableau4.A" style:family="table-column">
      <style:table-column-properties style:column-width="0.3667in"/>
    </style:style>
    <style:style style:name="Tableau4.B" style:family="table-column">
      <style:table-column-properties style:column-width="3.6076in"/>
    </style:style>
    <style:style style:name="Tableau4.C" style:family="table-column">
      <style:table-column-properties style:column-width="1.2139in"/>
    </style:style>
    <style:style style:name="Tableau4.D" style:family="table-column">
      <style:table-column-properties style:column-width="1.1111in"/>
    </style:style>
    <style:style style:name="Tableau4.1" style:family="table-row">
      <style:table-row-properties style:min-row-height="0.3764in" fo:keep-together="always"/>
    </style:style>
    <style:style style:name="Tableau4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2" style:family="table-row">
      <style:table-row-properties style:min-row-height="0.4021in" fo:keep-together="always"/>
    </style:style>
    <style:style style:name="Tableau4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1.0625in" fo:keep-together="always"/>
    </style:style>
    <style:style style:name="Tableau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1.0521in" fo:keep-together="always"/>
    </style:style>
    <style:style style:name="Tableau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0.9792in" fo:keep-together="always"/>
    </style:style>
    <style:style style:name="Tableau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0.9583in" fo:keep-together="always"/>
    </style:style>
    <style:style style:name="Tableau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0.7813in" fo:keep-together="always"/>
    </style:style>
    <style:style style:name="Tableau4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e80b3" officeooo:paragraph-rsid="001e80b3" style:font-weight-asian="bold" style:font-weight-complex="bold"/>
    </style:style>
    <style:style style:name="P11" style:family="paragraph" style:parent-style-name="Standard">
      <style:text-properties fo:font-weight="bold" officeooo:rsid="001e80b3" officeooo:paragraph-rsid="002b0885" style:font-weight-asian="bold" style:font-weight-complex="bold"/>
    </style:style>
    <style:style style:name="P12" style:family="paragraph" style:parent-style-name="Standard">
      <style:text-properties fo:font-weight="bold" officeooo:rsid="001e80b3" officeooo:paragraph-rsid="003920cf" style:font-weight-asian="bold" style:font-weight-complex="bold"/>
    </style:style>
    <style:style style:name="P13" style:family="paragraph" style:parent-style-name="Standard">
      <style:text-properties fo:font-weight="bold" officeooo:rsid="001e80b3" officeooo:paragraph-rsid="006b71d2" style:font-weight-asian="bold" style:font-weight-complex="bold"/>
    </style:style>
    <style:style style:name="P14" style:family="paragraph" style:parent-style-name="Standard">
      <style:text-properties fo:font-weight="bold" officeooo:rsid="001e80b3" officeooo:paragraph-rsid="00705583" style:font-weight-asian="bold" style:font-weight-complex="bold"/>
    </style:style>
    <style:style style:name="P15" style:family="paragraph" style:parent-style-name="Standard">
      <style:text-properties fo:font-weight="bold" officeooo:rsid="001e80b3" officeooo:paragraph-rsid="0099f562" style:font-weight-asian="bold" style:font-weight-complex="bold"/>
    </style:style>
    <style:style style:name="P16" style:family="paragraph" style:parent-style-name="Standard">
      <style:text-properties fo:font-weight="bold" officeooo:rsid="001e80b3" officeooo:paragraph-rsid="009bd657" style:font-weight-asian="bold" style:font-weight-complex="bold"/>
    </style:style>
    <style:style style:name="P17" style:family="paragraph" style:parent-style-name="Standard">
      <style:text-properties fo:font-weight="bold" officeooo:paragraph-rsid="002b0885" style:font-weight-asian="bold" style:font-weight-complex="bold"/>
    </style:style>
    <style:style style:name="P18" style:family="paragraph" style:parent-style-name="Standard">
      <style:text-properties fo:font-weight="bold" officeooo:paragraph-rsid="003920cf" style:font-weight-asian="bold" style:font-weight-complex="bold"/>
    </style:style>
    <style:style style:name="P19" style:family="paragraph" style:parent-style-name="Standard">
      <style:text-properties fo:font-weight="bold" officeooo:paragraph-rsid="003aa67f" style:font-weight-asian="bold" style:font-weight-complex="bold"/>
    </style:style>
    <style:style style:name="P20" style:family="paragraph" style:parent-style-name="Standard">
      <style:text-properties fo:font-weight="bold" officeooo:paragraph-rsid="006b71d2" style:font-weight-asian="bold" style:font-weight-complex="bold"/>
    </style:style>
    <style:style style:name="P21" style:family="paragraph" style:parent-style-name="Standard">
      <style:text-properties fo:font-weight="bold" officeooo:paragraph-rsid="00705583" style:font-weight-asian="bold" style:font-weight-complex="bold"/>
    </style:style>
    <style:style style:name="P22" style:family="paragraph" style:parent-style-name="Standard">
      <style:text-properties fo:font-weight="bold" officeooo:paragraph-rsid="0099f562" style:font-weight-asian="bold" style:font-weight-complex="bold"/>
    </style:style>
    <style:style style:name="P23" style:family="paragraph" style:parent-style-name="Standard">
      <style:text-properties fo:font-weight="bold" officeooo:paragraph-rsid="009bd657" style:font-weight-asian="bold" style:font-weight-complex="bold"/>
    </style:style>
    <style:style style:name="P24" style:family="paragraph" style:parent-style-name="Standard">
      <style:paragraph-properties style:snap-to-layout-grid="false"/>
      <style:text-properties fo:language="en" fo:country="GB"/>
    </style:style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style:text-autospace="none"/>
      <style:text-properties fo:font-size="10pt" officeooo:paragraph-rsid="002b0885" style:font-size-asian="10pt" style:font-size-complex="10pt"/>
    </style:style>
    <style:style style:name="P28" style:family="paragraph" style:parent-style-name="Standard">
      <style:paragraph-properties style:text-autospace="none"/>
      <style:text-properties fo:font-size="10pt" officeooo:paragraph-rsid="006b71d2" style:font-size-asian="10pt" style:font-size-complex="10pt"/>
    </style:style>
    <style:style style:name="P29" style:family="paragraph" style:parent-style-name="Standard">
      <style:paragraph-properties style:text-autospace="none"/>
      <style:text-properties fo:font-size="10pt" officeooo:paragraph-rsid="00705583" style:font-size-asian="10pt" style:font-size-complex="10pt"/>
    </style:style>
    <style:style style:name="P30" style:family="paragraph" style:parent-style-name="Standard">
      <style:text-properties fo:font-size="10pt" officeooo:paragraph-rsid="002b0885" style:font-size-asian="10pt" style:font-size-complex="10pt"/>
    </style:style>
    <style:style style:name="P31" style:family="paragraph" style:parent-style-name="Standard">
      <style:text-properties fo:font-size="10pt" officeooo:paragraph-rsid="006b71d2" style:font-size-asian="10pt" style:font-size-complex="10pt"/>
    </style:style>
    <style:style style:name="P32" style:family="paragraph" style:parent-style-name="Standard">
      <style:text-properties fo:font-size="10pt" officeooo:paragraph-rsid="0099f562" style:font-size-asian="10pt" style:font-size-complex="10pt"/>
    </style:style>
    <style:style style:name="P33" style:family="paragraph" style:parent-style-name="Standard">
      <style:text-properties fo:font-size="10pt" officeooo:paragraph-rsid="009bd657" style:font-size-asian="10pt" style:font-size-complex="10pt"/>
    </style:style>
    <style:style style:name="P34" style:family="paragraph" style:parent-style-name="Standard">
      <style:text-properties officeooo:rsid="001c4603" officeooo:paragraph-rsid="001c4603"/>
    </style:style>
    <style:style style:name="P35" style:family="paragraph" style:parent-style-name="Standard">
      <style:text-properties fo:font-weight="normal" officeooo:rsid="001e80b3" officeooo:paragraph-rsid="001e80b3" style:font-weight-asian="normal" style:font-weight-complex="normal"/>
    </style:style>
    <style:style style:name="P36" style:family="paragraph" style:parent-style-name="Standard">
      <style:text-properties fo:font-weight="normal" officeooo:rsid="001e80b3" officeooo:paragraph-rsid="00274c5b" style:font-weight-asian="normal" style:font-weight-complex="normal"/>
    </style:style>
    <style:style style:name="P37" style:family="paragraph" style:parent-style-name="Standard">
      <style:text-properties fo:font-weight="normal" officeooo:rsid="001e80b3" officeooo:paragraph-rsid="002b0885" style:font-weight-asian="normal" style:font-weight-complex="normal"/>
    </style:style>
    <style:style style:name="P38" style:family="paragraph" style:parent-style-name="Standard">
      <style:text-properties fo:font-weight="normal" officeooo:rsid="001e80b3" officeooo:paragraph-rsid="002e7d4b" style:font-weight-asian="normal" style:font-weight-complex="normal"/>
    </style:style>
    <style:style style:name="P39" style:family="paragraph" style:parent-style-name="Standard">
      <style:text-properties fo:font-weight="normal" officeooo:rsid="001e80b3" officeooo:paragraph-rsid="003920cf" style:font-weight-asian="normal" style:font-weight-complex="normal"/>
    </style:style>
    <style:style style:name="P40" style:family="paragraph" style:parent-style-name="Standard">
      <style:text-properties fo:font-weight="normal" officeooo:rsid="001e80b3" officeooo:paragraph-rsid="003c38df" style:font-weight-asian="normal" style:font-weight-complex="normal"/>
    </style:style>
    <style:style style:name="P41" style:family="paragraph" style:parent-style-name="Standard">
      <style:text-properties fo:font-weight="normal" officeooo:rsid="001e80b3" officeooo:paragraph-rsid="006b71d2" style:font-weight-asian="normal" style:font-weight-complex="normal"/>
    </style:style>
    <style:style style:name="P42" style:family="paragraph" style:parent-style-name="Standard">
      <style:text-properties fo:font-weight="normal" officeooo:rsid="001e80b3" officeooo:paragraph-rsid="00705583" style:font-weight-asian="normal" style:font-weight-complex="normal"/>
    </style:style>
    <style:style style:name="P43" style:family="paragraph" style:parent-style-name="Standard">
      <style:text-properties fo:font-weight="normal" officeooo:rsid="001e80b3" officeooo:paragraph-rsid="0099f562" style:font-weight-asian="normal" style:font-weight-complex="normal"/>
    </style:style>
    <style:style style:name="P44" style:family="paragraph" style:parent-style-name="Standard">
      <style:text-properties fo:font-weight="normal" officeooo:rsid="001e80b3" officeooo:paragraph-rsid="009bd657" style:font-weight-asian="normal" style:font-weight-complex="normal"/>
    </style:style>
    <style:style style:name="P45" style:family="paragraph" style:parent-style-name="Standard">
      <style:text-properties fo:font-weight="normal" officeooo:rsid="001e952c" officeooo:paragraph-rsid="001e952c" style:font-weight-asian="normal" style:font-weight-complex="normal"/>
    </style:style>
    <style:style style:name="P46" style:family="paragraph" style:parent-style-name="Standard">
      <style:text-properties fo:font-weight="normal" officeooo:rsid="001e952c" officeooo:paragraph-rsid="002e078d" style:font-weight-asian="normal" style:font-weight-complex="normal"/>
    </style:style>
    <style:style style:name="P47" style:family="paragraph" style:parent-style-name="Standard">
      <style:text-properties fo:font-weight="normal" officeooo:rsid="001e952c" officeooo:paragraph-rsid="002e7d4b" style:font-weight-asian="normal" style:font-weight-complex="normal"/>
    </style:style>
    <style:style style:name="P48" style:family="paragraph" style:parent-style-name="Standard">
      <style:text-properties fo:font-weight="normal" officeooo:rsid="001e952c" officeooo:paragraph-rsid="003c38df" style:font-weight-asian="normal" style:font-weight-complex="normal"/>
    </style:style>
    <style:style style:name="P49" style:family="paragraph" style:parent-style-name="Standard">
      <style:text-properties fo:font-weight="normal" officeooo:rsid="001e952c" officeooo:paragraph-rsid="006b71d2" style:font-weight-asian="normal" style:font-weight-complex="normal"/>
    </style:style>
    <style:style style:name="P50" style:family="paragraph" style:parent-style-name="Standard">
      <style:text-properties fo:font-weight="normal" officeooo:rsid="001e952c" officeooo:paragraph-rsid="00705583" style:font-weight-asian="normal" style:font-weight-complex="normal"/>
    </style:style>
    <style:style style:name="P51" style:family="paragraph" style:parent-style-name="Standard">
      <style:text-properties fo:font-weight="normal" officeooo:rsid="001e952c" officeooo:paragraph-rsid="007361b7" style:font-weight-asian="normal" style:font-weight-complex="normal"/>
    </style:style>
    <style:style style:name="P52" style:family="paragraph" style:parent-style-name="Standard">
      <style:text-properties fo:font-weight="normal" officeooo:rsid="001e952c" officeooo:paragraph-rsid="0075408c" style:font-weight-asian="normal" style:font-weight-complex="normal"/>
    </style:style>
    <style:style style:name="P53" style:family="paragraph" style:parent-style-name="Standard">
      <style:text-properties fo:font-weight="normal" officeooo:rsid="001e952c" officeooo:paragraph-rsid="00768e44" style:font-weight-asian="normal" style:font-weight-complex="normal"/>
    </style:style>
    <style:style style:name="P54" style:family="paragraph" style:parent-style-name="Standard">
      <style:text-properties fo:font-weight="normal" officeooo:rsid="001e952c" officeooo:paragraph-rsid="008be992" style:font-weight-asian="normal" style:font-weight-complex="normal"/>
    </style:style>
    <style:style style:name="P55" style:family="paragraph" style:parent-style-name="Standard">
      <style:text-properties fo:font-weight="normal" officeooo:rsid="001e952c" officeooo:paragraph-rsid="009bd657" style:font-weight-asian="normal" style:font-weight-complex="normal"/>
    </style:style>
    <style:style style:name="P56" style:family="paragraph" style:parent-style-name="Standard">
      <style:text-properties fo:font-weight="normal" officeooo:rsid="0023fa39" officeooo:paragraph-rsid="0023fa39" style:font-weight-asian="normal" style:font-weight-complex="normal"/>
    </style:style>
    <style:style style:name="P57" style:family="paragraph" style:parent-style-name="Standard">
      <style:text-properties fo:font-weight="normal" officeooo:rsid="0023fa39" officeooo:paragraph-rsid="006043cf" style:font-weight-asian="normal" style:font-weight-complex="normal"/>
    </style:style>
    <style:style style:name="P58" style:family="paragraph" style:parent-style-name="Standard">
      <style:text-properties fo:font-weight="normal" officeooo:rsid="0023fa39" officeooo:paragraph-rsid="006b71d2" style:font-weight-asian="normal" style:font-weight-complex="normal"/>
    </style:style>
    <style:style style:name="P59" style:family="paragraph" style:parent-style-name="Standard">
      <style:text-properties fo:font-weight="normal" officeooo:rsid="0023fa39" officeooo:paragraph-rsid="0099f562" style:font-weight-asian="normal" style:font-weight-complex="normal"/>
    </style:style>
    <style:style style:name="P60" style:family="paragraph" style:parent-style-name="Standard">
      <style:text-properties fo:font-weight="normal" officeooo:rsid="00336224" officeooo:paragraph-rsid="00336224" style:font-weight-asian="normal" style:font-weight-complex="normal"/>
    </style:style>
    <style:style style:name="P61" style:family="paragraph" style:parent-style-name="Standard">
      <style:text-properties fo:font-weight="normal" officeooo:rsid="00336224" officeooo:paragraph-rsid="004660e2" style:font-weight-asian="normal" style:font-weight-complex="normal"/>
    </style:style>
    <style:style style:name="P62" style:family="paragraph" style:parent-style-name="Standard">
      <style:text-properties fo:font-weight="normal" officeooo:rsid="00336224" officeooo:paragraph-rsid="006536e4" style:font-weight-asian="normal" style:font-weight-complex="normal"/>
    </style:style>
    <style:style style:name="P63" style:family="paragraph" style:parent-style-name="Standard">
      <style:text-properties fo:font-weight="normal" officeooo:rsid="00336224" officeooo:paragraph-rsid="00705583" style:font-weight-asian="normal" style:font-weight-complex="normal"/>
    </style:style>
    <style:style style:name="P64" style:family="paragraph" style:parent-style-name="Standard">
      <style:text-properties fo:font-weight="normal" officeooo:rsid="00336224" officeooo:paragraph-rsid="009bd657" style:font-weight-asian="normal" style:font-weight-complex="normal"/>
    </style:style>
    <style:style style:name="P65" style:family="paragraph" style:parent-style-name="Standard">
      <style:text-properties fo:font-weight="normal" officeooo:paragraph-rsid="003404e0" style:font-weight-asian="normal" style:font-weight-complex="normal"/>
    </style:style>
    <style:style style:name="P66" style:family="paragraph" style:parent-style-name="Standard">
      <style:text-properties fo:font-weight="normal" officeooo:rsid="00429f3c" officeooo:paragraph-rsid="00429f3c" style:font-weight-asian="normal" style:font-weight-complex="normal"/>
    </style:style>
    <style:style style:name="P67" style:family="paragraph" style:parent-style-name="Standard">
      <style:text-properties fo:font-weight="normal" officeooo:rsid="00429f3c" officeooo:paragraph-rsid="009bd657" style:font-weight-asian="normal" style:font-weight-complex="normal"/>
    </style:style>
    <style:style style:name="P68" style:family="paragraph" style:parent-style-name="Standard">
      <style:text-properties fo:font-weight="normal" officeooo:paragraph-rsid="004660e2" style:font-weight-asian="normal" style:font-weight-complex="normal"/>
    </style:style>
    <style:style style:name="P69" style:family="paragraph" style:parent-style-name="Standard">
      <style:text-properties fo:font-weight="normal" officeooo:paragraph-rsid="00690079" style:font-weight-asian="normal" style:font-weight-complex="normal"/>
    </style:style>
    <style:style style:name="P70" style:family="paragraph" style:parent-style-name="Standard">
      <style:text-properties fo:font-weight="normal" officeooo:paragraph-rsid="006b71d2" style:font-weight-asian="normal" style:font-weight-complex="normal"/>
    </style:style>
    <style:style style:name="P71" style:family="paragraph" style:parent-style-name="Standard">
      <style:text-properties fo:font-weight="normal" officeooo:paragraph-rsid="00705583" style:font-weight-asian="normal" style:font-weight-complex="normal"/>
    </style:style>
    <style:style style:name="P72" style:family="paragraph" style:parent-style-name="Standard">
      <style:text-properties fo:font-weight="normal" officeooo:paragraph-rsid="00429f3c" style:font-weight-asian="normal" style:font-weight-complex="normal"/>
    </style:style>
    <style:style style:name="P73" style:family="paragraph" style:parent-style-name="Standard">
      <style:text-properties fo:font-weight="normal" officeooo:paragraph-rsid="009bd657" style:font-weight-asian="normal" style:font-weight-complex="normal"/>
    </style:style>
    <style:style style:name="P74" style:family="paragraph" style:parent-style-name="Standard">
      <style:text-properties officeooo:paragraph-rsid="0099f562"/>
    </style:style>
    <style:style style:name="P75" style:family="paragraph" style:parent-style-name="Heading_20_1">
      <style:paragraph-properties style:snap-to-layout-grid="false"/>
      <style:text-properties fo:font-size="12pt" style:font-size-asian="12pt"/>
    </style:style>
    <style:style style:name="P76" style:family="paragraph" style:parent-style-name="Heading_20_2">
      <style:paragraph-properties style:snap-to-layout-grid="false"/>
    </style:style>
    <style:style style:name="P77" style:family="paragraph" style:parent-style-name="Heading_20_3">
      <style:paragraph-properties style:snap-to-layout-grid="false"/>
    </style:style>
    <style:style style:name="P78" style:family="paragraph" style:parent-style-name="Subtitle">
      <style:text-properties fo:font-size="20pt" style:font-size-asian="20pt" style:font-size-complex="20pt"/>
    </style:style>
    <style:style style:name="P79" style:family="paragraph" style:parent-style-name="Title">
      <style:paragraph-properties fo:break-before="page"/>
    </style:style>
    <style:style style:name="P80" style:family="paragraph" style:parent-style-name="Heading_20_5">
      <style:text-properties officeooo:paragraph-rsid="002b0885"/>
    </style:style>
    <style:style style:name="P81" style:family="paragraph" style:parent-style-name="Heading_20_5">
      <style:text-properties officeooo:paragraph-rsid="006b71d2"/>
    </style:style>
    <style:style style:name="P82" style:family="paragraph" style:parent-style-name="Heading_20_5">
      <style:text-properties officeooo:paragraph-rsid="00705583"/>
    </style:style>
    <style:style style:name="P83" style:family="paragraph" style:parent-style-name="Heading_20_5">
      <style:text-properties officeooo:paragraph-rsid="0099f562"/>
    </style:style>
    <style:style style:name="P84" style:family="paragraph" style:parent-style-name="Text_20_body">
      <style:text-properties officeooo:paragraph-rsid="004bb889"/>
    </style:style>
    <style:style style:name="P85" style:family="paragraph" style:parent-style-name="Title">
      <style:text-properties officeooo:paragraph-rsid="009bd657"/>
    </style:style>
    <style:style style:name="P86" style:family="paragraph" style:parent-style-name="Standard" style:master-page-name="Conversion_20_1">
      <style:paragraph-properties fo:text-align="center" style:justify-single-word="false" style:page-number="auto"/>
    </style:style>
    <style:style style:name="P87" style:family="paragraph" style:parent-style-name="Standard" style:list-style-name="L1">
      <style:text-properties officeooo:paragraph-rsid="0022ecb0"/>
    </style:style>
    <style:style style:name="P88" style:family="paragraph" style:parent-style-name="Standard" style:list-style-name="L1">
      <style:text-properties officeooo:paragraph-rsid="002b0885"/>
    </style:style>
    <style:style style:name="P89" style:family="paragraph" style:parent-style-name="Standard" style:list-style-name="L1">
      <style:text-properties officeooo:paragraph-rsid="00319547"/>
    </style:style>
    <style:style style:name="P90" style:family="paragraph" style:parent-style-name="Standard" style:list-style-name="L1">
      <style:text-properties officeooo:paragraph-rsid="0058f504"/>
    </style:style>
    <style:style style:name="P91" style:family="paragraph" style:parent-style-name="Standard" style:list-style-name="L1">
      <style:text-properties officeooo:paragraph-rsid="00588125"/>
    </style:style>
    <style:style style:name="P92" style:family="paragraph" style:parent-style-name="Standard" style:list-style-name="L1">
      <style:text-properties officeooo:paragraph-rsid="007f8263"/>
    </style:style>
    <style:style style:name="P93" style:family="paragraph" style:parent-style-name="Standard" style:list-style-name="L1">
      <style:text-properties officeooo:paragraph-rsid="006b71d2"/>
    </style:style>
    <style:style style:name="P94" style:family="paragraph" style:parent-style-name="Standard" style:list-style-name="L1">
      <style:text-properties officeooo:paragraph-rsid="00705583"/>
    </style:style>
    <style:style style:name="P95" style:family="paragraph" style:parent-style-name="Standard" style:list-style-name="L1">
      <style:text-properties officeooo:paragraph-rsid="0099f562"/>
    </style:style>
    <style:style style:name="P96" style:family="paragraph" style:parent-style-name="Standard" style:list-style-name="L1">
      <style:text-properties officeooo:paragraph-rsid="009bd657"/>
    </style:style>
    <style:style style:name="P97" style:family="paragraph" style:parent-style-name="Standard" style:list-style-name="L1">
      <style:text-properties officeooo:paragraph-rsid="009d7ddc"/>
    </style:style>
    <style:style style:name="P98" style:family="paragraph" style:parent-style-name="Standard" style:list-style-name="L1">
      <style:text-properties officeooo:paragraph-rsid="00a42632"/>
    </style:style>
    <style:style style:name="P99" style:family="paragraph" style:parent-style-name="Standard" style:list-style-name="L1">
      <style:text-properties officeooo:paragraph-rsid="00aa6e09"/>
    </style:style>
    <style:style style:name="P100" style:family="paragraph" style:parent-style-name="Standard" style:list-style-name="L1">
      <style:text-properties officeooo:paragraph-rsid="00ad1245"/>
    </style:style>
    <style:style style:name="P101" style:family="paragraph" style:parent-style-name="Standard" style:list-style-name="L1">
      <style:text-properties officeooo:paragraph-rsid="00af239e"/>
    </style:style>
    <style:style style:name="P102" style:family="paragraph" style:parent-style-name="Standard" style:list-style-name="L1">
      <style:text-properties officeooo:rsid="001e80b3" officeooo:paragraph-rsid="001e80b3"/>
    </style:style>
    <style:style style:name="P103" style:family="paragraph" style:parent-style-name="Standard" style:list-style-name="L1">
      <style:text-properties officeooo:rsid="001e80b3" officeooo:paragraph-rsid="00690079"/>
    </style:style>
    <style:style style:name="P104" style:family="paragraph" style:parent-style-name="Standard" style:list-style-name="L1">
      <style:text-properties officeooo:rsid="001e80b3" officeooo:paragraph-rsid="002b0885"/>
    </style:style>
    <style:style style:name="P105" style:family="paragraph" style:parent-style-name="Standard" style:list-style-name="L1">
      <style:text-properties officeooo:rsid="001e80b3" officeooo:paragraph-rsid="006b71d2"/>
    </style:style>
    <style:style style:name="P106" style:family="paragraph" style:parent-style-name="Standard" style:list-style-name="L1">
      <style:text-properties officeooo:rsid="001e80b3" officeooo:paragraph-rsid="00705583"/>
    </style:style>
    <style:style style:name="P107" style:family="paragraph" style:parent-style-name="Standard" style:list-style-name="L1">
      <style:text-properties officeooo:rsid="0021b923" officeooo:paragraph-rsid="0021b923"/>
    </style:style>
    <style:style style:name="P108" style:family="paragraph" style:parent-style-name="Standard" style:list-style-name="L1">
      <style:text-properties officeooo:rsid="0021b923" officeooo:paragraph-rsid="002b0885"/>
    </style:style>
    <style:style style:name="P109" style:family="paragraph" style:parent-style-name="Standard" style:list-style-name="L1">
      <style:text-properties officeooo:rsid="0021b923" officeooo:paragraph-rsid="003d2b49"/>
    </style:style>
    <style:style style:name="P110" style:family="paragraph" style:parent-style-name="Standard" style:list-style-name="L1">
      <style:text-properties officeooo:rsid="0021b923" officeooo:paragraph-rsid="003efe5d"/>
    </style:style>
    <style:style style:name="P111" style:family="paragraph" style:parent-style-name="Standard" style:list-style-name="L1">
      <style:text-properties officeooo:rsid="0021b923" officeooo:paragraph-rsid="0085d5bd"/>
    </style:style>
    <style:style style:name="P112" style:family="paragraph" style:parent-style-name="Standard" style:list-style-name="L1">
      <style:text-properties officeooo:rsid="0021b923" officeooo:paragraph-rsid="008a01d9"/>
    </style:style>
    <style:style style:name="P113" style:family="paragraph" style:parent-style-name="Standard" style:list-style-name="L1">
      <style:text-properties officeooo:rsid="0021b923" officeooo:paragraph-rsid="00705583"/>
    </style:style>
    <style:style style:name="P114" style:family="paragraph" style:parent-style-name="Standard" style:list-style-name="L1">
      <style:text-properties officeooo:rsid="0021b923" officeooo:paragraph-rsid="009bd657"/>
    </style:style>
    <style:style style:name="P115" style:family="paragraph" style:parent-style-name="Standard" style:list-style-name="L1">
      <style:text-properties officeooo:rsid="0022ecb0" officeooo:paragraph-rsid="0022ecb0"/>
    </style:style>
    <style:style style:name="P116" style:family="paragraph" style:parent-style-name="Standard" style:list-style-name="L1">
      <style:text-properties officeooo:rsid="0022ecb0" officeooo:paragraph-rsid="002b0885"/>
    </style:style>
    <style:style style:name="P117" style:family="paragraph" style:parent-style-name="Standard" style:list-style-name="L1">
      <style:text-properties officeooo:rsid="0022ecb0" officeooo:paragraph-rsid="003d2b49"/>
    </style:style>
    <style:style style:name="P118" style:family="paragraph" style:parent-style-name="Standard" style:list-style-name="L1">
      <style:text-properties officeooo:rsid="0022ecb0" officeooo:paragraph-rsid="0080ea93"/>
    </style:style>
    <style:style style:name="P119" style:family="paragraph" style:parent-style-name="Standard" style:list-style-name="L1">
      <style:text-properties officeooo:rsid="0022ecb0" officeooo:paragraph-rsid="0065787b"/>
    </style:style>
    <style:style style:name="P120" style:family="paragraph" style:parent-style-name="Standard" style:list-style-name="L1">
      <style:text-properties officeooo:rsid="0022ecb0" officeooo:paragraph-rsid="006b71d2"/>
    </style:style>
    <style:style style:name="P121" style:family="paragraph" style:parent-style-name="Standard" style:list-style-name="L1">
      <style:text-properties officeooo:rsid="0022ecb0" officeooo:paragraph-rsid="00705583"/>
    </style:style>
    <style:style style:name="P122" style:family="paragraph" style:parent-style-name="Standard" style:list-style-name="L1">
      <style:text-properties officeooo:rsid="0022ecb0" officeooo:paragraph-rsid="0090f3fd"/>
    </style:style>
    <style:style style:name="P123" style:family="paragraph" style:parent-style-name="Standard" style:list-style-name="L1">
      <style:text-properties officeooo:rsid="0022ecb0" officeooo:paragraph-rsid="009bd657"/>
    </style:style>
    <style:style style:name="P124" style:family="paragraph" style:parent-style-name="Standard" style:list-style-name="L1">
      <style:text-properties officeooo:rsid="0022ecb0" officeooo:paragraph-rsid="00a42632"/>
    </style:style>
    <style:style style:name="P125" style:family="paragraph" style:parent-style-name="Standard" style:list-style-name="L1">
      <style:text-properties officeooo:rsid="001fe53f" officeooo:paragraph-rsid="002b0885"/>
    </style:style>
    <style:style style:name="P126" style:family="paragraph" style:parent-style-name="Standard" style:list-style-name="L1">
      <style:text-properties officeooo:rsid="001fe53f" officeooo:paragraph-rsid="009275c3"/>
    </style:style>
    <style:style style:name="P127" style:family="paragraph" style:parent-style-name="Standard" style:list-style-name="L1">
      <style:text-properties officeooo:rsid="001fe53f" officeooo:paragraph-rsid="00936b27"/>
    </style:style>
    <style:style style:name="P128" style:family="paragraph" style:parent-style-name="Standard" style:list-style-name="L1">
      <style:text-properties officeooo:rsid="001fe53f" officeooo:paragraph-rsid="00b22a19"/>
    </style:style>
    <style:style style:name="P129" style:family="paragraph" style:parent-style-name="Standard" style:list-style-name="L1">
      <style:text-properties officeooo:rsid="001fe53f" officeooo:paragraph-rsid="00b702af"/>
    </style:style>
    <style:style style:name="P130" style:family="paragraph" style:parent-style-name="Standard" style:list-style-name="L1">
      <style:text-properties officeooo:rsid="004c92d4" officeooo:paragraph-rsid="004c92d4"/>
    </style:style>
    <style:style style:name="P131" style:family="paragraph" style:parent-style-name="Standard" style:list-style-name="L1">
      <style:text-properties officeooo:rsid="004c92d4" officeooo:paragraph-rsid="004e2e84"/>
    </style:style>
    <style:style style:name="P132" style:family="paragraph" style:parent-style-name="Standard" style:list-style-name="L1">
      <style:text-properties officeooo:rsid="004c92d4" officeooo:paragraph-rsid="007f8263"/>
    </style:style>
    <style:style style:name="P133" style:family="paragraph" style:parent-style-name="Standard" style:list-style-name="L1">
      <style:text-properties officeooo:rsid="004c92d4" officeooo:paragraph-rsid="00705583"/>
    </style:style>
    <style:style style:name="P134" style:family="paragraph" style:parent-style-name="Standard" style:list-style-name="L1">
      <style:text-properties officeooo:rsid="004c92d4" officeooo:paragraph-rsid="009bd657"/>
    </style:style>
    <style:style style:name="P135" style:family="paragraph" style:parent-style-name="Standard" style:list-style-name="L1">
      <style:text-properties officeooo:rsid="0079ddd6" officeooo:paragraph-rsid="0079ddd6"/>
    </style:style>
    <style:style style:name="P136" style:family="paragraph" style:parent-style-name="Standard" style:list-style-name="L1">
      <style:text-properties officeooo:rsid="0079ddd6" officeooo:paragraph-rsid="007f8263"/>
    </style:style>
    <style:style style:name="P137" style:family="paragraph" style:parent-style-name="Standard" style:list-style-name="L1">
      <style:text-properties officeooo:rsid="0079ddd6" officeooo:paragraph-rsid="009076c0"/>
    </style:style>
    <style:style style:name="P138" style:family="paragraph" style:parent-style-name="Standard" style:list-style-name="L1">
      <style:text-properties officeooo:rsid="0079ddd6" officeooo:paragraph-rsid="009bd657"/>
    </style:style>
    <style:style style:name="P139" style:family="paragraph" style:parent-style-name="Standard">
      <style:text-properties officeooo:paragraph-rsid="009bd657"/>
    </style:style>
    <style:style style:name="P140" style:family="paragraph" style:parent-style-name="Standard">
      <style:text-properties fo:font-weight="normal" officeooo:paragraph-rsid="009bd657" style:font-weight-asian="normal" style:font-weight-complex="normal"/>
    </style:style>
    <style:style style:name="P141" style:family="paragraph" style:parent-style-name="Standard">
      <style:text-properties fo:font-weight="normal" officeooo:rsid="001e80b3" officeooo:paragraph-rsid="009d0da1" style:font-weight-asian="normal" style:font-weight-complex="normal"/>
    </style:style>
    <style:style style:name="P142" style:family="paragraph" style:parent-style-name="Standard">
      <style:text-properties fo:font-weight="normal" officeooo:rsid="001e80b3" officeooo:paragraph-rsid="009d7ddc" style:font-weight-asian="normal" style:font-weight-complex="normal"/>
    </style:style>
    <style:style style:name="P143" style:family="paragraph" style:parent-style-name="Standard">
      <style:text-properties fo:font-weight="normal" officeooo:rsid="001e80b3" officeooo:paragraph-rsid="009f571e" style:font-weight-asian="normal" style:font-weight-complex="normal"/>
    </style:style>
    <style:style style:name="P144" style:family="paragraph" style:parent-style-name="Standard">
      <style:text-properties fo:font-weight="normal" officeooo:rsid="0023fa39" officeooo:paragraph-rsid="009d0da1" style:font-weight-asian="normal" style:font-weight-complex="normal"/>
    </style:style>
    <style:style style:name="P145" style:family="paragraph" style:parent-style-name="Standard">
      <style:text-properties fo:font-weight="normal" officeooo:rsid="009d7ddc" officeooo:paragraph-rsid="009d7ddc" style:font-weight-asian="normal" style:font-weight-complex="normal"/>
    </style:style>
    <style:style style:name="P146" style:family="paragraph" style:parent-style-name="Standard">
      <style:text-properties fo:font-weight="normal" officeooo:paragraph-rsid="009f571e" style:font-weight-asian="normal" style:font-weight-complex="normal"/>
    </style:style>
    <style:style style:name="P147" style:family="paragraph" style:parent-style-name="Standard">
      <style:text-properties fo:font-weight="normal" officeooo:paragraph-rsid="00a25e94" style:font-weight-asian="normal" style:font-weight-complex="normal"/>
    </style:style>
    <style:style style:name="P148" style:family="paragraph" style:parent-style-name="Standard">
      <style:text-properties fo:font-weight="bold" officeooo:rsid="001e80b3" officeooo:paragraph-rsid="009d0da1" style:font-weight-asian="bold" style:font-weight-complex="bold"/>
    </style:style>
    <style:style style:name="P149" style:family="paragraph" style:parent-style-name="Standard">
      <style:text-properties fo:font-weight="bold" officeooo:rsid="001e80b3" officeooo:paragraph-rsid="009f571e" style:font-weight-asian="bold" style:font-weight-complex="bold"/>
    </style:style>
    <style:style style:name="P150" style:family="paragraph" style:parent-style-name="Standard">
      <style:text-properties fo:font-weight="bold" officeooo:paragraph-rsid="009d0da1" style:font-weight-asian="bold" style:font-weight-complex="bold"/>
    </style:style>
    <style:style style:name="P151" style:family="paragraph" style:parent-style-name="Standard">
      <style:text-properties fo:font-weight="bold" officeooo:paragraph-rsid="009f571e" style:font-weight-asian="bold" style:font-weight-complex="bold"/>
    </style:style>
    <style:style style:name="P152" style:family="paragraph" style:parent-style-name="Standard">
      <style:text-properties fo:font-size="10pt" officeooo:paragraph-rsid="009d0da1" style:font-size-asian="10pt" style:font-size-complex="10pt"/>
    </style:style>
    <style:style style:name="P153" style:family="paragraph" style:parent-style-name="Standard">
      <style:text-properties fo:font-size="10pt" officeooo:paragraph-rsid="009f571e" style:font-size-asian="10pt" style:font-size-complex="10pt"/>
    </style:style>
    <style:style style:name="P154" style:family="paragraph" style:parent-style-name="Standard">
      <style:text-properties officeooo:paragraph-rsid="009d0da1"/>
    </style:style>
    <style:style style:name="P155" style:family="paragraph" style:parent-style-name="Standard">
      <style:text-properties officeooo:paragraph-rsid="009f571e"/>
    </style:style>
    <style:style style:name="P156" style:family="paragraph" style:parent-style-name="Standard" style:list-style-name="L1">
      <style:text-properties officeooo:rsid="00aa6e09" officeooo:paragraph-rsid="00aa6e09"/>
    </style:style>
    <style:style style:name="P157" style:family="paragraph" style:parent-style-name="Standard" style:list-style-name="L1">
      <style:text-properties officeooo:rsid="00ade135" officeooo:paragraph-rsid="00ade135"/>
    </style:style>
    <style:style style:name="P158" style:family="paragraph" style:parent-style-name="Heading_20_5">
      <style:text-properties officeooo:paragraph-rsid="009bd657"/>
    </style:style>
    <style:style style:name="P159" style:family="paragraph" style:parent-style-name="Heading_20_5">
      <style:text-properties officeooo:paragraph-rsid="009d0da1"/>
    </style:style>
    <style:style style:name="P160" style:family="paragraph" style:parent-style-name="Heading_20_5">
      <style:text-properties officeooo:paragraph-rsid="009f571e"/>
    </style:style>
    <style:style style:name="P161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162" style:family="paragraph" style:parent-style-name="Title" style:master-page-name="Conversion_20_2">
      <style:paragraph-properties style:page-number="auto"/>
    </style:style>
    <style:style style:name="P163" style:family="paragraph" style:parent-style-name="Title" style:master-page-name="Conversion_20_3">
      <style:paragraph-properties style:page-number="auto"/>
    </style:style>
    <style:style style:name="P164" style:family="paragraph" style:parent-style-name="Title" style:master-page-name="Conversion_20_4">
      <style:paragraph-properties style:page-number="auto"/>
    </style:style>
    <style:style style:name="P165" style:family="paragraph" style:parent-style-name="Title" style:master-page-name="Conversion_20_4">
      <style:paragraph-properties style:page-number="auto" fo:break-before="page"/>
      <style:text-properties officeooo:paragraph-rsid="009bd657"/>
    </style:style>
    <style:style style:name="P166" style:family="paragraph" style:parent-style-name="Title" style:master-page-name="Conversion_20_5">
      <style:paragraph-properties style:page-number="auto"/>
    </style:style>
    <style:style style:name="P167" style:family="paragraph" style:parent-style-name="Title" style:master-page-name="Conversion_20_6">
      <style:paragraph-properties style:page-number="auto"/>
    </style:style>
    <style:style style:name="P168" style:family="paragraph" style:parent-style-name="Title" style:master-page-name="Conversion_20_7">
      <style:paragraph-properties style:page-number="auto"/>
    </style:style>
    <style:style style:name="P169" style:family="paragraph" style:parent-style-name="Title">
      <style:text-properties officeooo:paragraph-rsid="009d0da1"/>
    </style:style>
    <style:style style:name="P170" style:family="paragraph" style:parent-style-name="Title">
      <style:text-properties officeooo:paragraph-rsid="009f571e"/>
    </style:style>
    <style:style style:name="P171" style:family="paragraph" style:parent-style-name="Title" style:master-page-name="Conversion_20_7">
      <style:paragraph-properties style:page-number="auto"/>
      <style:text-properties officeooo:paragraph-rsid="009d0da1"/>
    </style:style>
    <style:style style:name="P172" style:family="paragraph" style:parent-style-name="Title" style:master-page-name="Conversion_20_4">
      <style:paragraph-properties style:page-number="auto" fo:break-before="page"/>
      <style:text-properties officeooo:paragraph-rsid="009f571e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80b3" style:font-weight-asian="normal" style:font-weight-complex="normal"/>
    </style:style>
    <style:style style:name="T4" style:family="text">
      <style:text-properties fo:font-weight="normal" officeooo:rsid="0021b923" style:font-weight-asian="normal" style:font-weight-complex="normal"/>
    </style:style>
    <style:style style:name="T5" style:family="text">
      <style:text-properties fo:font-weight="normal" officeooo:rsid="00296c2d" style:font-weight-asian="normal" style:font-weight-complex="normal"/>
    </style:style>
    <style:style style:name="T6" style:family="text">
      <style:text-properties fo:font-weight="normal" officeooo:rsid="002fe984" style:font-weight-asian="normal" style:font-weight-complex="normal"/>
    </style:style>
    <style:style style:name="T7" style:family="text">
      <style:text-properties fo:font-weight="normal" officeooo:rsid="00319547" style:font-weight-asian="normal" style:font-weight-complex="normal"/>
    </style:style>
    <style:style style:name="T8" style:family="text">
      <style:text-properties fo:font-weight="normal" officeooo:rsid="00332ec4" style:font-weight-asian="normal" style:font-weight-complex="normal"/>
    </style:style>
    <style:style style:name="T9" style:family="text">
      <style:text-properties fo:font-weight="normal" officeooo:rsid="003d2b49" style:font-weight-asian="normal" style:font-weight-complex="normal"/>
    </style:style>
    <style:style style:name="T10" style:family="text">
      <style:text-properties fo:font-weight="normal" officeooo:rsid="003efe5d" style:font-weight-asian="normal" style:font-weight-complex="normal"/>
    </style:style>
    <style:style style:name="T11" style:family="text">
      <style:text-properties fo:font-weight="normal" officeooo:rsid="00412281" style:font-weight-asian="normal" style:font-weight-complex="normal"/>
    </style:style>
    <style:style style:name="T12" style:family="text">
      <style:text-properties fo:font-weight="normal" officeooo:rsid="004c92d4" style:font-weight-asian="normal" style:font-weight-complex="normal"/>
    </style:style>
    <style:style style:name="T13" style:family="text">
      <style:text-properties fo:font-weight="normal" officeooo:rsid="0022ecb0" style:font-weight-asian="normal" style:font-weight-complex="normal"/>
    </style:style>
    <style:style style:name="T14" style:family="text">
      <style:text-properties fo:font-weight="normal" officeooo:rsid="00588125" style:font-weight-asian="normal" style:font-weight-complex="normal"/>
    </style:style>
    <style:style style:name="T15" style:family="text">
      <style:text-properties fo:font-weight="normal" officeooo:rsid="0058f504" style:font-weight-asian="normal" style:font-weight-complex="normal"/>
    </style:style>
    <style:style style:name="T16" style:family="text">
      <style:text-properties fo:font-weight="normal" officeooo:rsid="00705583" style:font-weight-asian="normal" style:font-weight-complex="normal"/>
    </style:style>
    <style:style style:name="T17" style:family="text">
      <style:text-properties fo:font-weight="normal" officeooo:rsid="007ddb69" style:font-weight-asian="normal" style:font-weight-complex="normal"/>
    </style:style>
    <style:style style:name="T18" style:family="text">
      <style:text-properties fo:font-weight="normal" officeooo:rsid="0080ea93" style:font-weight-asian="normal" style:font-weight-complex="normal"/>
    </style:style>
    <style:style style:name="T19" style:family="text">
      <style:text-properties fo:font-weight="normal" officeooo:rsid="0087c8ae" style:font-weight-asian="normal" style:font-weight-complex="normal"/>
    </style:style>
    <style:style style:name="T20" style:family="text">
      <style:text-properties fo:font-weight="normal" officeooo:rsid="009076c0" style:font-weight-asian="normal" style:font-weight-complex="normal"/>
    </style:style>
    <style:style style:name="T21" style:family="text">
      <style:text-properties fo:font-weight="normal" officeooo:rsid="0090f3fd" style:font-weight-asian="normal" style:font-weight-complex="normal"/>
    </style:style>
    <style:style style:name="T22" style:family="text">
      <style:text-properties fo:font-weight="normal" officeooo:rsid="002e078d" style:font-weight-asian="normal" style:font-weight-complex="normal"/>
    </style:style>
    <style:style style:name="T23" style:family="text">
      <style:text-properties fo:font-weight="normal" officeooo:rsid="009275c3" style:font-weight-asian="normal" style:font-weight-complex="normal"/>
    </style:style>
    <style:style style:name="T24" style:family="text">
      <style:text-properties fo:font-weight="normal" officeooo:rsid="00936b27" style:font-weight-asian="normal" style:font-weight-complex="normal"/>
    </style:style>
    <style:style style:name="T25" style:family="text">
      <style:text-properties fo:font-weight="normal" officeooo:rsid="009d7ddc" style:font-weight-asian="normal" style:font-weight-complex="normal"/>
    </style:style>
    <style:style style:name="T26" style:family="text">
      <style:text-properties fo:font-weight="normal" officeooo:rsid="00a42632" style:font-weight-asian="normal" style:font-weight-complex="normal"/>
    </style:style>
    <style:style style:name="T27" style:family="text">
      <style:text-properties fo:font-weight="normal" officeooo:rsid="00aa6e09" style:font-weight-asian="normal" style:font-weight-complex="normal"/>
    </style:style>
    <style:style style:name="T28" style:family="text">
      <style:text-properties fo:font-weight="normal" officeooo:rsid="00ab15e9" style:font-weight-asian="normal" style:font-weight-complex="normal"/>
    </style:style>
    <style:style style:name="T29" style:family="text">
      <style:text-properties fo:font-weight="normal" officeooo:rsid="00ad1245" style:font-weight-asian="normal" style:font-weight-complex="normal"/>
    </style:style>
    <style:style style:name="T30" style:family="text">
      <style:text-properties fo:font-weight="normal" officeooo:rsid="00adeed0" style:font-weight-asian="normal" style:font-weight-complex="normal"/>
    </style:style>
    <style:style style:name="T31" style:family="text">
      <style:text-properties fo:font-weight="normal" officeooo:rsid="00af239e" style:font-weight-asian="normal" style:font-weight-complex="normal"/>
    </style:style>
    <style:style style:name="T32" style:family="text">
      <style:text-properties fo:font-weight="normal" officeooo:rsid="00afb4c3" style:font-weight-asian="normal" style:font-weight-complex="normal"/>
    </style:style>
    <style:style style:name="T33" style:family="text">
      <style:text-properties fo:font-weight="normal" officeooo:rsid="00b22a19" style:font-weight-asian="normal" style:font-weight-complex="normal"/>
    </style:style>
    <style:style style:name="T34" style:family="text">
      <style:text-properties fo:font-weight="normal" officeooo:rsid="00b702af" style:font-weight-asian="normal" style:font-weight-complex="normal"/>
    </style:style>
    <style:style style:name="T35" style:family="text">
      <style:text-properties fo:font-weight="normal" officeooo:rsid="00b8b2d6" style:font-weight-asian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language="en" fo:country="GB"/>
    </style:style>
    <style:style style:name="T38" style:family="text">
      <style:text-properties style:text-position="super 58%" style:font-name="Times" fo:language="en" fo:country="GB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officeooo:rsid="001c4603"/>
    </style:style>
    <style:style style:name="T41" style:family="text">
      <style:text-properties officeooo:rsid="001f5e75"/>
    </style:style>
    <style:style style:name="T42" style:family="text">
      <style:text-properties officeooo:rsid="00259705"/>
    </style:style>
    <style:style style:name="T43" style:family="text">
      <style:text-properties style:font-name="DejaVu Sans Mono" fo:font-size="9pt" style:font-size-asian="9pt" style:font-size-complex="9pt"/>
    </style:style>
    <style:style style:name="T44" style:family="text">
      <style:text-properties style:font-name="DejaVu Sans Mono" fo:font-size="9pt" officeooo:rsid="001f5e75" style:font-size-asian="9pt" style:font-size-complex="9pt"/>
    </style:style>
    <style:style style:name="T45" style:family="text">
      <style:text-properties style:font-name="DejaVu Sans Mono" fo:font-size="9pt" officeooo:rsid="002cd033" style:font-size-asian="9pt" style:font-size-complex="9pt"/>
    </style:style>
    <style:style style:name="T46" style:family="text">
      <style:text-properties style:font-name="DejaVu Sans Mono" fo:font-size="9pt" officeooo:rsid="002e078d" style:font-size-asian="9pt" style:font-size-complex="9pt"/>
    </style:style>
    <style:style style:name="T47" style:family="text">
      <style:text-properties style:font-name="DejaVu Sans Mono" fo:font-size="9pt" officeooo:rsid="002e7d4b" style:font-size-asian="9pt" style:font-size-complex="9pt"/>
    </style:style>
    <style:style style:name="T48" style:family="text">
      <style:text-properties style:font-name="DejaVu Sans Mono" fo:font-size="9pt" officeooo:rsid="003404e0" style:font-size-asian="9pt" style:font-size-complex="9pt"/>
    </style:style>
    <style:style style:name="T49" style:family="text">
      <style:text-properties style:font-name="DejaVu Sans Mono" fo:font-size="9pt" officeooo:rsid="0034d311" style:font-size-asian="9pt" style:font-size-complex="9pt"/>
    </style:style>
    <style:style style:name="T50" style:family="text">
      <style:text-properties style:font-name="DejaVu Sans Mono" fo:font-size="9pt" officeooo:rsid="003c38df" style:font-size-asian="9pt" style:font-size-complex="9pt"/>
    </style:style>
    <style:style style:name="T51" style:family="text">
      <style:text-properties style:font-name="DejaVu Sans Mono" fo:font-size="9pt" officeooo:rsid="009d0da1" style:font-size-asian="9pt" style:font-size-complex="9pt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2cd033" style:font-style-asian="italic" style:font-style-complex="italic"/>
    </style:style>
    <style:style style:name="T54" style:family="text">
      <style:text-properties fo:font-style="italic" officeooo:rsid="001e80b3" style:font-style-asian="italic" style:font-style-complex="italic"/>
    </style:style>
    <style:style style:name="T55" style:family="text">
      <style:text-properties style:use-window-font-color="true" style:font-name="DejaVu Sans Mono" fo:font-size="9pt" fo:language="fr" fo:country="FR" fo:font-weight="normal" officeooo:rsid="001f5e75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56" style:family="text">
      <style:text-properties style:use-window-font-color="true" style:font-name="DejaVu Sans Mono" fo:font-size="9pt" fo:language="fr" fo:country="FR" fo:font-weight="normal" officeooo:rsid="003efe5d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57" style:family="text">
      <style:text-properties style:use-window-font-color="true" style:font-name="DejaVu Sans Mono" fo:font-size="9pt" fo:language="fr" fo:country="FR" fo:font-weight="normal" officeooo:rsid="009d0d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58" style:family="text">
      <style:text-properties style:use-window-font-color="true" style:font-name="DejaVu Sans Mono" fo:font-size="9pt" fo:language="fr" fo:country="FR" officeooo:rsid="001f5e75" style:font-name-asian="Times New Roman" style:font-size-asian="9pt" style:font-name-complex="Times New Roman" style:font-size-complex="9pt" style:language-complex="ar" style:country-complex="SA"/>
    </style:style>
    <style:style style:name="T59" style:family="text">
      <style:text-properties style:use-window-font-color="true" style:font-name="DejaVu Sans Mono" fo:font-size="9pt" fo:language="fr" fo:country="FR" officeooo:rsid="009d0da1" style:font-name-asian="Times New Roman" style:font-size-asian="9pt" style:font-name-complex="Times New Roman" style:font-size-complex="9pt" style:language-complex="ar" style:country-complex="SA"/>
    </style:style>
    <style:style style:name="T60" style:family="text">
      <style:text-properties style:use-window-font-color="true" style:font-name="DejaVu Sans Mono" fo:font-size="9pt" fo:language="fr" fo:country="FR" officeooo:rsid="00a0aba2" style:font-name-asian="Times New Roman" style:font-size-asian="9pt" style:font-name-complex="Times New Roman" style:font-size-complex="9pt" style:language-complex="ar" style:country-complex="SA"/>
    </style:style>
    <style:style style:name="T61" style:family="text">
      <style:text-properties officeooo:rsid="002b0885"/>
    </style:style>
    <style:style style:name="T62" style:family="text">
      <style:text-properties officeooo:rsid="002cd033"/>
    </style:style>
    <style:style style:name="T63" style:family="text">
      <style:text-properties officeooo:rsid="002e078d"/>
    </style:style>
    <style:style style:name="T64" style:family="text">
      <style:text-properties officeooo:rsid="002e7d4b"/>
    </style:style>
    <style:style style:name="T65" style:family="text">
      <style:text-properties officeooo:rsid="00336224"/>
    </style:style>
    <style:style style:name="T66" style:family="text">
      <style:text-properties officeooo:rsid="00337f8b"/>
    </style:style>
    <style:style style:name="T67" style:family="text">
      <style:text-properties officeooo:rsid="0034d311"/>
    </style:style>
    <style:style style:name="T68" style:family="text">
      <style:text-properties officeooo:rsid="003aa67f"/>
    </style:style>
    <style:style style:name="T69" style:family="text">
      <style:text-properties officeooo:rsid="003c38df"/>
    </style:style>
    <style:style style:name="T70" style:family="text">
      <style:text-properties officeooo:rsid="00505e43"/>
    </style:style>
    <style:style style:name="T71" style:family="text">
      <style:text-properties officeooo:rsid="005be198"/>
    </style:style>
    <style:style style:name="T72" style:family="text">
      <style:text-properties officeooo:rsid="005cb7f4"/>
    </style:style>
    <style:style style:name="T73" style:family="text">
      <style:text-properties officeooo:rsid="0063b9a9"/>
    </style:style>
    <style:style style:name="T74" style:family="text">
      <style:text-properties officeooo:rsid="006b71d2"/>
    </style:style>
    <style:style style:name="T75" style:family="text">
      <style:text-properties officeooo:rsid="00705583"/>
    </style:style>
    <style:style style:name="T76" style:family="text">
      <style:text-properties officeooo:rsid="007b16dc"/>
    </style:style>
    <style:style style:name="T77" style:family="text">
      <style:text-properties officeooo:rsid="00887601"/>
    </style:style>
    <style:style style:name="T78" style:family="text">
      <style:text-properties officeooo:rsid="0094cc57"/>
    </style:style>
    <style:style style:name="T79" style:family="text">
      <style:text-properties officeooo:rsid="0099f562"/>
    </style:style>
    <style:style style:name="T80" style:family="text">
      <style:text-properties officeooo:rsid="009bd657"/>
    </style:style>
    <style:style style:name="T81" style:family="text">
      <style:text-properties officeooo:rsid="001e952c"/>
    </style:style>
    <style:style style:name="T82" style:family="text">
      <style:text-properties officeooo:rsid="009d0da1"/>
    </style:style>
    <style:style style:name="T83" style:family="text">
      <style:text-properties officeooo:rsid="009d7ddc"/>
    </style:style>
    <style:style style:name="T84" style:family="text">
      <style:text-properties officeooo:rsid="00a0be20"/>
    </style:style>
    <style:style style:name="T85" style:family="text">
      <style:text-properties officeooo:rsid="001e80b3"/>
    </style:style>
    <style:style style:name="T86" style:family="text">
      <style:text-properties officeooo:rsid="00ab577c"/>
    </style:style>
    <style:style style:name="T87" style:family="text">
      <style:text-properties officeooo:rsid="00ae0caa"/>
    </style:style>
    <style:style style:name="T88" style:family="text">
      <style:text-properties officeooo:rsid="00b1ad48"/>
    </style:style>
    <style:style style:name="T89" style:family="text">
      <style:text-properties officeooo:rsid="00ba415c"/>
    </style:style>
    <style:style style:name="fr1" style:family="graphic" style:parent-style-name="Frame">
      <style:graphic-properties fo:margin-left="0in" fo:margin-right="0in" style:wrap="none" style:vertical-pos="top" style:vertical-rel="baseline" style:horizontal-pos="center" style:horizontal-rel="paragraph-content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1">INF112 — Dossier de validation prévisionnel</text:p>
      <text:p text:style-name="P78"/>
      <text:p text:style-name="Heading_20_2"><text:span text:style-name="T39">Avertissement</text:span> :</text:p>
      <text:p text:style-name="P84">Cette fiche est similaire à celle qui sera utilisée lors de la recette finale de façon à ce que vous puissiez vous préparer aussi complètement que possible à cette opération.<text:line-break/>Pour le moment (BE2), vous ne renseignerez ici que la description des scénarios de tests.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75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9">Nom du logiciel :</text:p>
            <text:p text:style-name="P34">ToutAvis</text:p>
          </table:table-cell>
          <table:covered-table-cell/>
          <table:covered-table-cell/>
          <table:table-cell table:style-name="Tableau1.D3" office:value-type="string">
            <text:p text:style-name="P9">Nom des Auteurs :</text:p>
            <text:p text:style-name="P34">Yann Feunteun, Maxime Mouchet</text:p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9">Taille (nombre de pages ou de lignes) :</text:p>
          </table:table-cell>
          <table:table-cell table:style-name="Tableau1.B3" table:number-columns-spanned="2" office:value-type="string">
            <text:p text:style-name="P6"/>
          </table:table-cell>
          <table:covered-table-cell/>
          <table:table-cell table:style-name="Tableau1.D3" office:value-type="string">
            <text:p text:style-name="P6"><text:span text:style-name="T36">Date de dernière mise à jour : </text:span>1<text:span text:style-name="T40">7/04/2015</text:span>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76">Identification des 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9">Nom des valideurs :</text:p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8">Date de validation</text:p>
                </table:table-cell>
                <table:table-cell table:style-name="Tableau1.C5.2.2" office:value-type="string">
                  <text:p text:style-name="P8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5"/>
                </table:table-cell>
                <table:table-cell table:style-name="Tableau1.C5.2.2" office:value-type="string">
                  <text:p text:style-name="P5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6"><text:span text:style-name="T36">Fonctionnalités à tester</text:span> :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Standard"/>
            <text:p text:style-name="Standard"/>
            <text:p text:style-name="Standard"/>
            <text:p text:style-name="Standard"><text:span text:style-name="T36">Critère (s) de validation</text:span><text:span text:style-name="T36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>Bilan général de validation :</text:p>
            <text:p text:style-name="Standard"/>
            <text:p text:style-name="Standard"><draw:frame draw:style-name="fr1" draw:name="Cadre1" text:anchor-type="as-char" svg:width="6.2984in" draw:z-index="0"><draw:text-box fo:min-height="0.0161in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6">Nb tests prévus</text:p></table:table-cell><table:table-cell table:style-name="Tableau2.A1" office:value-type="string"><text:p text:style-name="P6">Tests passés</text:p></table:table-cell><table:table-cell table:style-name="Tableau2.A1" office:value-type="string"><text:p text:style-name="P6"><text:span text:style-name="T37">Tests OK</text:span><text:span text:style-name="T38">2</text:span></text:p></table:table-cell><table:table-cell table:style-name="Tableau2.A1" office:value-type="string"><text:p text:style-name="P24">Tests NOK</text:p></table:table-cell><table:table-cell table:style-name="Tableau2.A1" office:value-type="string"><text:p text:style-name="P6">Tests NS</text:p></table:table-cell><table:table-cell table:style-name="Tableau2.A1" office:value-type="string"><text:p text:style-name="P6">Anomalies</text:p><text:p text:style-name="Standard">majeures </text:p></table:table-cell><table:table-cell table:style-name="Tableau2.G1" office:value-type="string"><text:p text:style-name="P6">Anomalies </text:p><text:p text:style-name="Standard">mineures</text:p></table:table-cell></table:table-row><table:table-row table:style-name="Tableau2.1"><table:table-cell table:style-name="Tableau2.A2" office:value-type="string"><text:p text:style-name="P6"/><text:p text:style-name="Standard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G2" office:value-type="string"><text:p text:style-name="P6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8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77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8">No</text:p>
          </table:table-cell>
          <table:table-cell table:style-name="Tableau3.B2" office:value-type="string">
            <text:p text:style-name="P8">Identification du test</text:p>
          </table:table-cell>
          <table:table-cell table:style-name="Tableau3.C2" office:value-type="string">
            <text:p text:style-name="P5"><text:span text:style-name="T36">Résultat</text:span><text:span text:style-name="T36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9"/>
            <text:p text:style-name="Standard"><text:span text:style-name="T36">Gravité de l’anomalie </text:span><text:span text:style-name="T36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5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6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</table:table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77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8">No</text:p>
          </table:table-cell>
          <table:table-cell table:style-name="Tableau4.B2" office:value-type="string">
            <text:p text:style-name="P8">Identification du test</text:p>
          </table:table-cell>
          <table:table-cell table:style-name="Tableau4.C2" office:value-type="string">
            <text:p text:style-name="P5"><text:span text:style-name="T36">Résultat</text:span><text:span text:style-name="T36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9"/>
            <text:p text:style-name="Standard"><text:span text:style-name="T36">Gravité de l’anomalie </text:span><text:span text:style-name="T36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5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7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8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</table:table>
      <text:p text:style-name="P4"/>
      <text:p text:style-name="P4"/>
      <text:p text:style-name="Title"/>
      <text:p text:style-name="P79">Fiche de test N°3</text:p>
      <text:p text:style-name="Title"/>
      <text:p text:style-name="P7">Objectif du test :</text:p>
      <text:p text:style-name="P35">Tester la méthode <text:span text:style-name="T43">addItemBook</text:span> dans le cas nominal.</text:p>
      <text:p text:style-name="P10"/>
      <text:p text:style-name="P36"><text:span text:style-name="T52">But principal :</text:span> vérification de l’ajout du livre après utilisation de <text:span text:style-name="T43">addItemBook</text:span> avec des paramètres d’entrées corrects.</text:p>
      <text:p text:style-name="P36"/>
      <text:p text:style-name="P45"><text:span text:style-name="T52">But secondaire :</text:span> <text:span text:style-name="T41">Vérification de la levée de l’exception </text:span><text:span text:style-name="T44">ItemBookAlreadyExists</text:span><text:span text:style-name="T41"> par la méthode </text:span><text:span text:style-name="T58">addItemBook</text:span><text:span text:style-name="T41"> pour tous les cas prévus dans l’API.</text:span></text:p>
      <text:p text:style-name="P7"/>
      <text:p text:style-name="P7"/>
      <text:p text:style-name="P7"/>
      <text:p text:style-name="P7">Description (scénario) :</text:p>
      <text:list xml:id="list68817720635774187" text:style-name="L1">
        <text:list-item>
          <text:p text:style-name="P102"><text:span text:style-name="T2">Utilisation de </text:span><text:span text:style-name="T55">addItemBook</text:span><text:span text:style-name="T2"> pour l’ajout d’un livre avec paramètres d’entrée</text:span><text:span text:style-name="T5">s</text:span><text:span text:style-name="T2"> corrects.</text:span></text:p>
        </text:list-item>
        <text:list-item>
          <text:p text:style-name="P103"><text:span text:style-name="T4">Utilisation de </text:span><text:span text:style-name="T55">addItemBook</text:span><text:span text:style-name="T4"> pour l’ajout d’un livre avec l’auteur identique au précédent, mais avec un titre différent.</text:span></text:p>
        </text:list-item>
        <text:list-item>
          <text:p text:style-name="P107"><text:span text:style-name="T2">Utilisation de </text:span><text:span text:style-name="T55">addItemBook</text:span><text:span text:style-name="T2"> pour l’ajout d’un livre identique au précédent.</text:span></text:p>
        </text:list-item>
        <text:list-item>
          <text:p text:style-name="P115"><text:span text:style-name="T2">Ut</text:span><text:span text:style-name="T12">i</text:span><text:span text:style-name="T2">lisation de </text:span><text:span text:style-name="T55">addItemBook</text:span><text:span text:style-name="T2"> pour l’ajout d’un livre identique au précédent, mais avec une casse différente pour le titre.</text:span></text:p>
        </text:list-item>
        <text:list-item>
          <text:p text:style-name="P87"><text:span text:style-name="T13">Utilisation de </text:span><text:span text:style-name="T55">addItemBook</text:span><text:span text:style-name="T13"> pour l’ajout d’un livre identique au précédent, mais avec des espaces avant et après le titre.</text:span></text:p>
        </text:list-item>
      </text:list>
      <text:p text:style-name="P7"/>
      <text:p text:style-name="P7"/>
      <text:p text:style-name="P7"/>
      <text:p text:style-name="P7">Résultats attendus :</text:p>
      <text:p text:style-name="P56">L’ajout de livres avec des paramètres corrects <text:span text:style-name="T42">(cas 1 et 2)</text:span> ne doit pas lever d’exception, le nombre de livres après ces ajouts doit avoir augmenté en conséquence.</text:p>
      <text:p text:style-name="P56"/>
      <text:p text:style-name="P69"><text:span text:style-name="T42">L’ajout de livres déjà existants (cas 3 à 5) doit lever l’exception </text:span><text:span text:style-name="T58">ItemBookAlreadyExists</text:span><text:span text:style-name="T42">. Le nombre de livres après ces ajouts ne doit pas avoir augmenté.</text:span></text:p>
      <text:p text:style-name="P7"/>
      <text:p text:style-name="P7"/>
      <text:p text:style-name="P7"/>
      <text:p text:style-name="P7">Résultats observés :</text:p>
      <text:p text:style-name="P25"/>
      <text:p text:style-name="P26"/>
      <text:p text:style-name="P26"/>
      <text:p text:style-name="Heading_20_5">Conclusion :</text:p>
      <text:p text:style-name="P162">Fiche de test N°4</text:p>
      <text:p text:style-name="Title"/>
      <text:p text:style-name="P17">Objectif du test :</text:p>
      <text:p text:style-name="P37">Tester la méthode <text:span text:style-name="T43">addItemBook</text:span> <text:span text:style-name="T61">sur les cas d’anomalie</text:span>.</text:p>
      <text:p text:style-name="P11"/>
      <text:p text:style-name="P38"><text:span text:style-name="T52">But principal :</text:span> vérification de l<text:span text:style-name="T62">a levée des exceptions </text:span><text:span text:style-name="T45">BadEntry</text:span><text:span text:style-name="T62"> et </text:span><text:span text:style-name="T47">NotMember</text:span><text:span text:style-name="T62"> </text:span>après utilisation de <text:span text:style-name="T43">addItemBook</text:span> avec des paramètres d’entrées <text:span text:style-name="T62">in</text:span>corrects.</text:p>
      <text:p text:style-name="P37"/>
      <text:p text:style-name="P47"><text:span text:style-name="T53">Rappel</text:span><text:span text:style-name="T52"> :</text:span></text:p>
      <text:p text:style-name="P47"><text:span text:style-name="T63">Les 6 cas de levée de l’exception </text:span><text:span text:style-name="T45">BadEntry</text:span><text:span text:style-name="T63"> par la méthode </text:span><text:span text:style-name="T46">addItemBook</text:span><text:span text:style-name="T63"> prévus dans l’API sont :</text:span></text:p>
      <text:p text:style-name="P51">— <text:span text:style-name="T63">si le pseudo n’est pas instancié ou a moins de 1 caractère, autre que des espaces.</text:span></text:p>
      <text:p text:style-name="P51">— <text:span text:style-name="T63">si le password n’est pas instancié ou a moins de 4 caractère, autre que des espaces au debut et a la fin.</text:span></text:p>
      <text:p text:style-name="P46">— <text:span text:style-name="T63">si le titre n’est pas instancié ou a moins de 1 caractère, autre que des espaces.</text:span></text:p>
      <text:p text:style-name="P46">— <text:span text:style-name="T63">si le genre n’est pas instancié.</text:span></text:p>
      <text:p text:style-name="P46">— <text:span text:style-name="T63">si l’auteur n’est pas instancié.</text:span></text:p>
      <text:p text:style-name="P46">— <text:span text:style-name="T63">si le nombre de pages n’est pas positif.</text:span></text:p>
      <text:p text:style-name="P46"/>
      <text:p text:style-name="P47"><text:span text:style-name="T63">Les 2 cas de levée de l’exception </text:span><text:span text:style-name="T47">NotMember</text:span><text:span text:style-name="T63"> par la méthode </text:span><text:span text:style-name="T46">addItemBook</text:span><text:span text:style-name="T63"> prévus dans l’API sont :</text:span></text:p>
      <text:p text:style-name="P47">— <text:span text:style-name="T63">si le pseudo n’est pas celui d’un membre.</text:span></text:p>
      <text:p text:style-name="P47">— <text:span text:style-name="T64">si le pseudo et le password ne correspondent pas.</text:span></text:p>
      <text:p text:style-name="P17"/>
      <text:p text:style-name="P17"/>
      <text:p text:style-name="P17">Description (scénario) :</text:p>
      <text:list xml:id="list153015759038538" text:continue-list="list68817720635774187" text:style-name="L1">
        <text:list-item text:start-value="1">
          <text:p text:style-name="P104"><text:span text:style-name="T2">Utilisation de </text:span><text:span text:style-name="T55">addItemBook</text:span><text:span text:style-name="T2"> pour l’ajout d’un livre </text:span><text:span text:style-name="T6">avec un titre non instancié</text:span><text:span text:style-name="T2">.</text:span></text:p>
        </text:list-item>
        <text:list-item>
          <text:p text:style-name="P108"><text:span text:style-name="T2">Utilisation de </text:span><text:span text:style-name="T55">addItemBook</text:span><text:span text:style-name="T2"> pour l’ajout d’un livre </text:span><text:span text:style-name="T6">avec un titre composé uniquement d’espaces.</text:span></text:p>
        </text:list-item>
        <text:list-item>
          <text:p text:style-name="P116"><text:span text:style-name="T8">Utilisation</text:span><text:span text:style-name="T2"> de </text:span><text:span text:style-name="T55">addItemBook</text:span><text:span text:style-name="T2"> pour l’ajout d’un livre </text:span><text:span text:style-name="T7">avec genre non instancié.</text:span></text:p>
        </text:list-item>
        <text:list-item>
          <text:p text:style-name="P116"><text:span text:style-name="T2">Utilisation de </text:span><text:span text:style-name="T55">addItemBook</text:span><text:span text:style-name="T2"> pour l’ajout d’un livre </text:span><text:span text:style-name="T7">avec un auteur non instancié.</text:span></text:p>
        </text:list-item>
        <text:list-item>
          <text:p text:style-name="P125"><text:span text:style-name="T2">Ut</text:span><text:span text:style-name="T4">ilisation de </text:span><text:span text:style-name="T55">addItemBook</text:span><text:span text:style-name="T4"> pour l’ajout d’un livre avec </text:span><text:span text:style-name="T7">un nombre de pages négatif.</text:span></text:p>
        </text:list-item>
        <text:list-item>
          <text:p text:style-name="P129"><text:span text:style-name="T2">Ut</text:span><text:span text:style-name="T4">ilisation de </text:span><text:span text:style-name="T55">addItemBook</text:span><text:span text:style-name="T4"> pour l’ajout d’un livre avec </text:span><text:span text:style-name="T7">un nombre </text:span><text:span text:style-name="T34">de pages </text:span><text:span text:style-name="T35">égal</text:span><text:span text:style-name="T34"> a 0</text:span><text:span text:style-name="T7">.</text:span></text:p>
        </text:list-item>
        <text:list-item>
          <text:p text:style-name="P130"><text:span text:style-name="T4">Utilisation de </text:span><text:span text:style-name="T55">addItemBook</text:span><text:span text:style-name="T4"> pour l’ajout d’un livre avec </text:span><text:span text:style-name="T7">un pseudo </text:span><text:span text:style-name="T2">non instanci</text:span><text:span text:style-name="T7">é.</text:span></text:p>
        </text:list-item>
        <text:list-item>
          <text:p text:style-name="P130"><text:span text:style-name="T4">Utilisation de </text:span><text:span text:style-name="T55">addItemBook</text:span><text:span text:style-name="T4"> pour l’ajout d’un livre avec </text:span><text:span text:style-name="T7">un </text:span><text:span text:style-name="T2">password non instanci</text:span><text:span text:style-name="T7">é.</text:span></text:p>
        </text:list-item>
        <text:list-item>
          <text:p text:style-name="P131"><text:span text:style-name="T4">Utilisation de </text:span><text:span text:style-name="T55">addItemBook</text:span><text:span text:style-name="T4"> pour l’ajout d’un livre avec </text:span><text:span text:style-name="T7">un pseudo </text:span><text:span text:style-name="T6">composé uniquement d’espaces.</text:span></text:p>
        </text:list-item>
        <text:list-item>
          <text:p text:style-name="P135"><text:span text:style-name="T6">U</text:span><text:span text:style-name="T2">tilisation de </text:span><text:span text:style-name="T55">addItemBook</text:span><text:span text:style-name="T4"> pour l’ajout d’un livre avec </text:span><text:span text:style-name="T7">un p</text:span><text:span text:style-name="T2">assword</text:span><text:span text:style-name="T7"> </text:span><text:span text:style-name="T6">composé </text:span><text:span text:style-name="T2">de moins de 4 </text:span><text:span text:style-name="T17">caractères</text:span><text:span text:style-name="T2"> (hors </text:span><text:span text:style-name="T6">espaces</text:span><text:span text:style-name="T2">)</text:span><text:span text:style-name="T6">.</text:span></text:p>
        </text:list-item>
        <text:list-item>
          <text:p text:style-name="P88"><text:span text:style-name="T4">Utilisation de </text:span><text:span text:style-name="T55">addItemBook</text:span><text:span text:style-name="T4"> pour l’ajout d’un livre avec </text:span><text:span text:style-name="T7">un pseudo qui n’est pas celui d’un membre.</text:span></text:p>
        </text:list-item>
        <text:list-item>
          <text:p text:style-name="P89"><text:span text:style-name="T4">Utilisation de </text:span><text:span text:style-name="T55">addItemBook</text:span><text:span text:style-name="T4"> pour l’ajout d’un livre avec </text:span><text:span text:style-name="T7">un password qui ne correspond au pseudo.</text:span></text:p>
        </text:list-item>
      </text:list>
      <text:p text:style-name="P17"/>
      <text:p text:style-name="P17"/>
      <text:p text:style-name="P17">Résultats attendus :</text:p>
      <text:p text:style-name="P60">Dans les cas <text:span text:style-name="T70">1</text:span> à <text:span text:style-name="T89">10</text:span> (inclus), l’exception <text:span text:style-name="T45">BadEntry</text:span> doit être levée. Après la levée de l’exception, <text:span text:style-name="T66">le nombre de livres ne doit pas avoir changé.</text:span></text:p>
      <text:p text:style-name="P65"><text:span text:style-name="T65">Dans les cas 11 à 12, l’exception </text:span><text:span text:style-name="T48">NotMember</text:span><text:span text:style-name="T65"> doit être levée. Après la levée de l’exception, le nombre de livres ne doit pas avoir changé.</text:span></text:p>
      <text:p text:style-name="P17"/>
      <text:p text:style-name="P17"/>
      <text:p text:style-name="P17">Résultats observés :</text:p>
      <text:p text:style-name="P30"/>
      <text:p text:style-name="P27"/>
      <text:p text:style-name="P80">Conclusion :</text:p>
      <text:p text:style-name="P163">Fiche de test N°5</text:p>
      <text:p text:style-name="Title"/>
      <text:p text:style-name="P17">Objectif du test :</text:p>
      <text:p text:style-name="P37">Tester la méthode <text:span text:style-name="T49">reviewItemBook</text:span> dans le cas nominal.</text:p>
      <text:p text:style-name="P11"/>
      <text:p text:style-name="P37"><text:span text:style-name="T52">But principal :</text:span> vérification de l’ajout d<text:span text:style-name="T67">e l’avis</text:span> après utilisation de <text:span text:style-name="T67">review</text:span><text:span text:style-name="T43">ItemBook</text:span> avec des paramètres d’entrées corrects.</text:p>
      <text:p text:style-name="P17"/>
      <text:p text:style-name="P17"/>
      <text:p text:style-name="P17"/>
      <text:p text:style-name="P17">Description (scénario) :</text:p>
      <text:list xml:id="list153015754268844" text:continue-list="list153015759038538" text:style-name="L1">
        <text:list-item text:start-value="1">
          <text:p text:style-name="P88"><text:span text:style-name="T3">Utilisation de </text:span><text:span text:style-name="T55">reviewItemBook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99"><text:span text:style-name="T3">Utilisation de </text:span><text:span text:style-name="T55">reviewItemBook</text:span><text:span text:style-name="T3"> pour l’ajout d’un avis avec </text:span><text:span text:style-name="T27">un titre avec une casse </text:span><text:span text:style-name="T28">différente.</text:span></text:p>
        </text:list-item>
        <text:list-item>
          <text:p text:style-name="P156"><text:span text:style-name="T3">Utilisation de </text:span><text:span text:style-name="T55">reviewItemBook</text:span><text:span text:style-name="T3"> pour l’ajout d’un avis avec </text:span><text:span text:style-name="T2">un titre avec des espaces au </text:span><text:span text:style-name="T28">début</text:span><text:span text:style-name="T2"> et a la fin.</text:span></text:p>
        </text:list-item>
        <text:list-item>
          <text:p text:style-name="P90"><text:span text:style-name="T3">Utilisation de </text:span><text:span text:style-name="T55">reviewItemBook</text:span><text:span text:style-name="T3"> pour l’ajout d’un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91"><text:span text:style-name="T3">Utilisation de </text:span><text:span text:style-name="T55">reviewItemBook</text:span><text:span text:style-name="T3"> pour l’ajout d’un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17"/>
      <text:p text:style-name="P17"/>
      <text:p text:style-name="P17"/>
      <text:p text:style-name="P17">Résultats attendus :</text:p>
      <text:p text:style-name="P57">L’ajout d’un avis avec des paramètres corrects (<text:span text:style-name="T86">tout les cas</text:span>) ne doit pas lever d’exception. La note moyenne renvoyée doit être é<text:span text:style-name="T72">gale à <text:s/>la moyenne arithmétique des notes ajout</text:span>é<text:span text:style-name="T71">es</text:span>.</text:p>
      <text:p text:style-name="P17"/>
      <text:p text:style-name="P17"/>
      <text:p text:style-name="P17"/>
      <text:p text:style-name="P17">Résultats observés :</text:p>
      <text:p text:style-name="P17"/>
      <text:p text:style-name="P17"/>
      <text:p text:style-name="P30"/>
      <text:p text:style-name="P80">Conclusion :</text:p>
      <text:p text:style-name="P164">Fiche de test N°6</text:p>
      <text:p text:style-name="Title"/>
      <text:p text:style-name="P18">Objectif du test :</text:p>
      <text:p text:style-name="P39">Tester la méthode <text:span text:style-name="T49">reviewItemBook</text:span> <text:span text:style-name="T68">sur les cas d’anomalie</text:span>.</text:p>
      <text:p text:style-name="P12"/>
      <text:p text:style-name="P39"><text:span text:style-name="T52">But principal :</text:span> <text:span text:style-name="T69">vérification de la levée des exceptions </text:span><text:span text:style-name="T50">BadEntry, N</text:span><text:span text:style-name="T49">otItem, </text:span><text:span text:style-name="T50">NotMember</text:span><text:span text:style-name="T41"> par la méthode review</text:span><text:span text:style-name="T58">ItemBook</text:span><text:span text:style-name="T41"> pour tous les cas prévus dans l’API.</text:span></text:p>
      <text:p text:style-name="P40"/>
      <text:p text:style-name="P48"><text:span text:style-name="T53">Rappel</text:span><text:span text:style-name="T52"> :</text:span></text:p>
      <text:p text:style-name="P48"><text:span text:style-name="T63">Les 5 cas de levée de l’exception </text:span><text:span text:style-name="T45">BadEntry</text:span><text:span text:style-name="T63"> par la méthode review</text:span><text:span text:style-name="T46">ItemBook</text:span><text:span text:style-name="T63"> prévus dans l’API sont :</text:span></text:p>
      <text:p text:style-name="P52">— <text:span text:style-name="T63">si le pseudo n’est pas instancié ou a moins de 1 caractère, autre que des espaces.</text:span></text:p>
      <text:p text:style-name="P52">— <text:span text:style-name="T63">si le password n’est pas instancié ou a moins de 4 caractère, autre que des espaces au début et a la fin.</text:span></text:p>
      <text:p text:style-name="P53">— <text:span text:style-name="T63">si le titre n'est pas instancié ou a moins de 1 caractère, autre que des espaces.</text:span></text:p>
      <text:p text:style-name="P48">— <text:span text:style-name="T63">si la note n’est pas comprise dans [0.0, 5.0].</text:span></text:p>
      <text:p text:style-name="P48">— <text:span text:style-name="T63">si le commentaire n’est pas instancié.</text:span></text:p>
      <text:p text:style-name="P48"/>
      <text:p text:style-name="P48"><text:span text:style-name="T63">Le cas de levée de l’exception </text:span><text:span text:style-name="T47">Not</text:span><text:span text:style-name="T50">Item</text:span><text:span text:style-name="T63"> par la méthode review</text:span><text:span text:style-name="T46">ItemBook</text:span><text:span text:style-name="T63"> prévu dans l’API est :</text:span></text:p>
      <text:p text:style-name="P48">— <text:span text:style-name="T63">si le titre n’est pas celui d’un livre.</text:span></text:p>
      <text:p text:style-name="P48"/>
      <text:p text:style-name="P48"><text:span text:style-name="T63">Les 2 cas de levée de l’exception </text:span><text:span text:style-name="T47">NotMember</text:span><text:span text:style-name="T63"> par la méthode review</text:span><text:span text:style-name="T46">ItemBook</text:span><text:span text:style-name="T63"> prévus dans l’API sont :</text:span></text:p>
      <text:p text:style-name="P48">— <text:span text:style-name="T63">si le pseudo n’est pas celui d’un membre.</text:span></text:p>
      <text:p text:style-name="P48">— <text:span text:style-name="T64">si le pseudo et le password ne correspondent pas.</text:span></text:p>
      <text:p text:style-name="P18"/>
      <text:p text:style-name="P7"/>
      <text:p text:style-name="P19">Description (scénario) :</text:p>
      <text:list xml:id="list153017030863243" text:continue-list="list153015754268844" text:style-name="L1">
        <text:list-item text:start-value="1">
          <text:p text:style-name="P109"><text:span text:style-name="T2">Utilisation de </text:span><text:span text:style-name="T55">reviewItemBook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10"><text:span text:style-name="T6">Utilisation de </text:span><text:span text:style-name="T55">reviewItemBook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117"><text:span text:style-name="T8">Utilisation</text:span><text:span text:style-name="T2"> de </text:span><text:span text:style-name="T56">review</text:span><text:span text:style-name="T55">ItemBook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118"><text:span text:style-name="T8">Utilisation</text:span><text:span text:style-name="T7"> de </text:span><text:span text:style-name="T56">review</text:span><text:span text:style-name="T55">ItemBook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11"><text:span text:style-name="T7">Utilisation de </text:span><text:span text:style-name="T56">review</text:span><text:span text:style-name="T55">ItemBook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32"><text:span text:style-name="T4">Utilisation de </text:span><text:span text:style-name="T56">review</text:span><text:span text:style-name="T55">ItemBook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32"><text:span text:style-name="T4">Utilisation de </text:span><text:span text:style-name="T56">review</text:span><text:span text:style-name="T55">ItemBook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32"><text:span text:style-name="T4">Utilisation de </text:span><text:span text:style-name="T56">review</text:span><text:span text:style-name="T55">ItemBook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36"><text:span text:style-name="T6">Utilisation de </text:span><text:span text:style-name="T56">review</text:span><text:span text:style-name="T55">ItemBook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19"><text:span text:style-name="T6">Utilisation de </text:span><text:span text:style-name="T56">review</text:span><text:span text:style-name="T55">ItemBook</text:span><text:span text:style-name="T6"> pour l’ajout d’un </text:span><text:span text:style-name="T11">avis</text:span><text:span text:style-name="T6"> </text:span><text:span text:style-name="T7">avec un </text:span><text:span text:style-name="T11">livre (titre) non existant</text:span><text:span text:style-name="T7">.</text:span></text:p>
        </text:list-item>
        <text:list-item>
          <text:p text:style-name="P92"><text:span text:style-name="T4">Utilisation de </text:span><text:span text:style-name="T56">review</text:span><text:span text:style-name="T55">ItemBook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92"><text:span text:style-name="T4">Utilisation de </text:span><text:span text:style-name="T56">review</text:span><text:span text:style-name="T55">ItemBook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19"/>
      <text:p text:style-name="P19"/>
      <text:p text:style-name="P19">Résultats attendus :</text:p>
      <text:p text:style-name="P62">Dans les cas <text:span text:style-name="T73">1 à 9</text:span> (inclus), l’exception <text:span text:style-name="T45">BadEntry</text:span> doit être levée.</text:p>
      <text:p text:style-name="P66">Dans le cas <text:span text:style-name="T77">10</text:span>, l’exception <text:span text:style-name="T47">Not</text:span><text:span text:style-name="T50">Item</text:span> doit être levée.</text:p>
      <text:p text:style-name="P68"><text:span text:style-name="T65">Dans les cas 11 à 12, l’exception </text:span><text:span text:style-name="T48">NotMember</text:span><text:span text:style-name="T65"> doit être levée.</text:span></text:p>
      <text:p text:style-name="P68"/>
      <text:p text:style-name="P61">Après la levée des exceptions, la note moyenne du livre ne doit pas avoir changé.</text:p>
      <text:p text:style-name="P72"/>
      <text:p text:style-name="P7">Résultats observés :</text:p>
      <text:p text:style-name="P25"/>
      <text:p text:style-name="P25"/>
      <text:p text:style-name="Heading_20_5">Conclusion :</text:p>
      <text:p text:style-name="P166">Fiche de test N°<text:span text:style-name="T74">7</text:span></text:p>
      <text:p text:style-name="Title"/>
      <text:p text:style-name="P20">Objectif du test :</text:p>
      <text:p text:style-name="P41">Tester la méthode <text:span text:style-name="T43">addItemFilm</text:span> dans le cas nominal.</text:p>
      <text:p text:style-name="P13"/>
      <text:p text:style-name="P41"><text:span text:style-name="T52">But principal :</text:span> vérification de l’ajout du film après utilisation de <text:span text:style-name="T43">addItemFilm</text:span> avec des paramètres d’entrées corrects.</text:p>
      <text:p text:style-name="P41"/>
      <text:p text:style-name="P49"><text:span text:style-name="T52">But secondaire :</text:span> <text:span text:style-name="T41">Vérification de la levée de l’exception </text:span><text:span text:style-name="T44">ItemFilmAlreadyExists</text:span><text:span text:style-name="T41"> par la méthode </text:span><text:span text:style-name="T58">addItemFilm</text:span><text:span text:style-name="T41"> pour tous les cas prévus dans l’API.</text:span></text:p>
      <text:p text:style-name="P20"/>
      <text:p text:style-name="P20"/>
      <text:p text:style-name="P20"/>
      <text:p text:style-name="P20">Description (scénario) :</text:p>
      <text:list xml:id="list153016213494770" text:continue-list="list153017030863243" text:style-name="L1">
        <text:list-item text:start-value="1">
          <text:p text:style-name="P105"><text:span text:style-name="T2">Utilisation de </text:span><text:span text:style-name="T55">addItemFilm</text:span><text:span text:style-name="T2"> pour l’ajout d’un film avec paramètres d’entrée</text:span><text:span text:style-name="T5">s</text:span><text:span text:style-name="T2"> corrects.</text:span></text:p>
        </text:list-item>
        <text:list-item>
          <text:p text:style-name="P105"><text:span text:style-name="T4">Utilisation de </text:span><text:span text:style-name="T55">addItemFilm</text:span><text:span text:style-name="T4"> pour l’ajout d’un film identique au précédent, mais avec un titre différent.</text:span></text:p>
        </text:list-item>
        <text:list-item>
          <text:p text:style-name="P112"><text:span text:style-name="T2">Utilisation de </text:span><text:span text:style-name="T55">addItemFilm</text:span><text:span text:style-name="T2"> pour l’ajout d’un film identique au p</text:span><text:span text:style-name="T16">remier film ajout</text:span><text:span text:style-name="T3">é</text:span><text:span text:style-name="T2">.</text:span></text:p>
        </text:list-item>
        <text:list-item>
          <text:p text:style-name="P120"><text:span text:style-name="T2">Ut</text:span><text:span text:style-name="T12">i</text:span><text:span text:style-name="T2">lisation de </text:span><text:span text:style-name="T55">addItemFilm</text:span><text:span text:style-name="T2"> pour l’ajout d’un film identique au précédent, mais avec une casse différente pour le titre.</text:span></text:p>
        </text:list-item>
        <text:list-item>
          <text:p text:style-name="P93"><text:span text:style-name="T13">Utilisation de </text:span><text:span text:style-name="T55">addItemFilm</text:span><text:span text:style-name="T13"> pour l’ajout d’un film identique au précédent, mais avec des espaces avant et après le titre.</text:span></text:p>
        </text:list-item>
      </text:list>
      <text:p text:style-name="P20"/>
      <text:p text:style-name="P20"/>
      <text:p text:style-name="P20"/>
      <text:p text:style-name="P20">Résultats attendus :</text:p>
      <text:p text:style-name="P58">L’ajout de films avec des paramètres corrects <text:span text:style-name="T42">(cas 1 et 2)</text:span> ne doit pas lever d’exception, le nombre de films après ces ajouts doit avoir augmenté en conséquence.</text:p>
      <text:p text:style-name="P58"/>
      <text:p text:style-name="P70"><text:span text:style-name="T42">L’ajout de films déjà existants (cas 3 à 5) doit lever l’exception </text:span><text:span text:style-name="T58">ItemFilmAlreadyExists</text:span><text:span text:style-name="T42">. Le nombre de films après ces ajouts ne doit pas avoir augmenté.</text:span></text:p>
      <text:p text:style-name="P20"/>
      <text:p text:style-name="P20"/>
      <text:p text:style-name="P20"/>
      <text:p text:style-name="P20">Résultats observés :</text:p>
      <text:p text:style-name="P31"/>
      <text:p text:style-name="P28"/>
      <text:p text:style-name="P28"/>
      <text:p text:style-name="P81">Conclusion :</text:p>
      <text:p text:style-name="P167">Fiche de test N°<text:span text:style-name="T75">8</text:span></text:p>
      <text:p text:style-name="Title"/>
      <text:p text:style-name="P21">Objectif du test :</text:p>
      <text:p text:style-name="P42">Tester la méthode <text:span text:style-name="T43">addItemFilm</text:span> <text:span text:style-name="T61">sur les cas d’anomalie</text:span>.</text:p>
      <text:p text:style-name="P14"/>
      <text:p text:style-name="P42"><text:span text:style-name="T52">But principal :</text:span> vérification de l<text:span text:style-name="T62">a levée des exceptions </text:span><text:span text:style-name="T45">BadEntry</text:span><text:span text:style-name="T62"> et </text:span><text:span text:style-name="T47">NotMember</text:span><text:span text:style-name="T62"> </text:span>après utilisation de <text:span text:style-name="T43">addItemFilm</text:span> avec des paramètres d’entrées <text:span text:style-name="T62">in</text:span>corrects.</text:p>
      <text:p text:style-name="P42"/>
      <text:p text:style-name="P50"><text:span text:style-name="T53">Rappel</text:span><text:span text:style-name="T52"> :</text:span></text:p>
      <text:p text:style-name="P50"><text:span text:style-name="T63">Les 7 cas de levée de l’exception </text:span><text:span text:style-name="T45">BadEntry</text:span><text:span text:style-name="T63"> par la méthode </text:span><text:span text:style-name="T46">addItemFilm</text:span><text:span text:style-name="T63"> prévus dans l’API sont :</text:span></text:p>
      <text:p text:style-name="P54">— <text:span text:style-name="T63">si le pseudo n’est pas instancié ou a moins de 1 caractère, autre que des espaces.</text:span></text:p>
      <text:p text:style-name="P54">— <text:span text:style-name="T63">si le password n’est pas instancié ou a moins de 4 caractère, autre que des espaces au début et a la fin.</text:span></text:p>
      <text:p text:style-name="P50">— <text:span text:style-name="T63">si le titre n’est pas instancié ou a moins de 1 caractère, autre que des espaces.</text:span></text:p>
      <text:p text:style-name="P50">— <text:span text:style-name="T63">si le genre n’est pas instancié.</text:span></text:p>
      <text:p text:style-name="P54">— <text:span text:style-name="T63">si le réalisateur n’est pas instancié.</text:span></text:p>
      <text:p text:style-name="P54">— <text:span text:style-name="T63">si le scénariste n’est pas instancié.</text:span></text:p>
      <text:p text:style-name="P54">— <text:span text:style-name="T63">si la durée n’est pas positive.</text:span></text:p>
      <text:p text:style-name="P50"/>
      <text:p text:style-name="P50"><text:span text:style-name="T63">Les 2 cas de levée de l’exception </text:span><text:span text:style-name="T47">NotMember</text:span><text:span text:style-name="T63"> par la méthode </text:span><text:span text:style-name="T46">addItemFilm</text:span><text:span text:style-name="T63"> prévus dans l’API sont :</text:span></text:p>
      <text:p text:style-name="P50">— <text:span text:style-name="T63">si le pseudo n’est pas celui d’un membre.</text:span></text:p>
      <text:p text:style-name="P50">— <text:span text:style-name="T64">si le pseudo et le password ne correspondent pas.</text:span></text:p>
      <text:p text:style-name="P21"/>
      <text:p text:style-name="P21"/>
      <text:p text:style-name="P21">Description (scénario) :</text:p>
      <text:list xml:id="list153016322800611" text:continue-list="list153016213494770" text:style-name="L1">
        <text:list-item text:start-value="1">
          <text:p text:style-name="P106"><text:span text:style-name="T2">Utilisation de </text:span><text:span text:style-name="T55">addItemFilm</text:span><text:span text:style-name="T2"> pour l’ajout d’un film </text:span><text:span text:style-name="T6">avec un titre non instancié</text:span><text:span text:style-name="T2">.</text:span></text:p>
        </text:list-item>
        <text:list-item>
          <text:p text:style-name="P113"><text:span text:style-name="T2">Utilisation de </text:span><text:span text:style-name="T55">addItemFilm</text:span><text:span text:style-name="T2"> pour l’ajout d’un film </text:span><text:span text:style-name="T6">avec un titre composé uniquement d’espaces.</text:span></text:p>
        </text:list-item>
        <text:list-item>
          <text:p text:style-name="P121"><text:span text:style-name="T8">Utilisation</text:span><text:span text:style-name="T2"> de </text:span><text:span text:style-name="T55">addItemFilm</text:span><text:span text:style-name="T2"> pour l’ajout d’un film </text:span><text:span text:style-name="T7">avec</text:span><text:span text:style-name="T21"> un</text:span><text:span text:style-name="T7"> genre non instancié.</text:span></text:p>
        </text:list-item>
        <text:list-item>
          <text:p text:style-name="P122"><text:span text:style-name="T2">Utilisation de </text:span><text:span text:style-name="T55">addItemFilm</text:span><text:span text:style-name="T2"> pour l’ajout d’un film </text:span><text:span text:style-name="T7">avec un </text:span><text:span text:style-name="T21">r</text:span><text:span text:style-name="T22">é</text:span><text:span text:style-name="T21">alisateur </text:span><text:span text:style-name="T7">non instancié.</text:span></text:p>
        </text:list-item>
        <text:list-item>
          <text:p text:style-name="P126"><text:span text:style-name="T2">Ut</text:span><text:span text:style-name="T4">ilisation de </text:span><text:span text:style-name="T55">addItemFilm</text:span><text:span text:style-name="T4"> pour l’ajout d’un film avec </text:span><text:span text:style-name="T7">un </text:span><text:span text:style-name="T23">sc</text:span><text:span text:style-name="T22">é</text:span><text:span text:style-name="T23">nariste non instanci</text:span><text:span text:style-name="T22">é</text:span><text:span text:style-name="T7">.</text:span></text:p>
        </text:list-item>
        <text:list-item>
          <text:p text:style-name="P127"><text:span text:style-name="T7">Ut</text:span><text:span text:style-name="T4">ilisation de </text:span><text:span text:style-name="T55">addItemFilm</text:span><text:span text:style-name="T4"> pour l’ajout d’un film avec </text:span><text:span text:style-name="T7">un</text:span><text:span text:style-name="T24">e</text:span><text:span text:style-name="T7"> </text:span><text:span text:style-name="T24">dur</text:span><text:span text:style-name="T22">é</text:span><text:span text:style-name="T24">e n</text:span><text:span text:style-name="T22">é</text:span><text:span text:style-name="T24">gative</text:span><text:span text:style-name="T7">.</text:span></text:p>
        </text:list-item>
        <text:list-item>
          <text:p text:style-name="P128"><text:span text:style-name="T7">Ut</text:span><text:span text:style-name="T4">ilisation de </text:span><text:span text:style-name="T55">addItemFilm</text:span><text:span text:style-name="T4"> pour l’ajout d’un film avec </text:span><text:span text:style-name="T7">un</text:span><text:span text:style-name="T24">e</text:span><text:span text:style-name="T7"> </text:span><text:span text:style-name="T24">dur</text:span><text:span text:style-name="T22">é</text:span><text:span text:style-name="T24">e </text:span><text:span text:style-name="T33">egale a 0</text:span><text:span text:style-name="T7">.</text:span></text:p>
        </text:list-item>
        <text:list-item>
          <text:p text:style-name="P133"><text:span text:style-name="T4">Utilisation de </text:span><text:span text:style-name="T55">addItemFilm</text:span><text:span text:style-name="T4"> pour l’ajout d’un film avec </text:span><text:span text:style-name="T7">un pseudo </text:span><text:span text:style-name="T2">non instanci</text:span><text:span text:style-name="T7">é.</text:span></text:p>
        </text:list-item>
        <text:list-item>
          <text:p text:style-name="P133"><text:span text:style-name="T4">Utilisation de </text:span><text:span text:style-name="T55">addItemFilm</text:span><text:span text:style-name="T4"> pour l’ajout d’un film avec </text:span><text:span text:style-name="T7">un </text:span><text:span text:style-name="T2">password non instanci</text:span><text:span text:style-name="T7">é.</text:span></text:p>
        </text:list-item>
        <text:list-item>
          <text:p text:style-name="P133"><text:span text:style-name="T4">Utilisation de </text:span><text:span text:style-name="T55">addItemFilm</text:span><text:span text:style-name="T4"> pour l’ajout d’un film avec </text:span><text:span text:style-name="T7">un pseudo </text:span><text:span text:style-name="T6">composé uniquement d’espaces.</text:span></text:p>
        </text:list-item>
        <text:list-item>
          <text:p text:style-name="P137"><text:span text:style-name="T6">Utilisation de </text:span><text:span text:style-name="T55">addItemFilm</text:span><text:span text:style-name="T4"> pour l’ajout d’un </text:span><text:span text:style-name="T20">film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94"><text:span text:style-name="T4">Utilisation de </text:span><text:span text:style-name="T55">addItemFilm</text:span><text:span text:style-name="T4"> pour l’ajout d’un film avec </text:span><text:span text:style-name="T7">un pseudo qui n’est pas celui d’un membre.</text:span></text:p>
        </text:list-item>
        <text:list-item>
          <text:p text:style-name="P94"><text:span text:style-name="T4">Utilisation de </text:span><text:span text:style-name="T55">addItemFilm</text:span><text:span text:style-name="T4"> pour l’ajout d’un film avec </text:span><text:span text:style-name="T7">un password qui ne correspond au pseudo.</text:span></text:p>
        </text:list-item>
      </text:list>
      <text:p text:style-name="P21"/>
      <text:p text:style-name="P21"/>
      <text:p text:style-name="P21">Résultats attendus :</text:p>
      <text:p text:style-name="P63">Dans les cas <text:span text:style-name="T70">1</text:span> à <text:span text:style-name="T78">11</text:span> (inclus), l’exception <text:span text:style-name="T45">BadEntry</text:span> doit être levée. Après la levée de l’exception, <text:span text:style-name="T66">le nombre de films ne doit pas avoir changé.</text:span></text:p>
      <text:p text:style-name="P71"><text:span text:style-name="T65">Dans les cas 12 à 13, l’exception </text:span><text:span text:style-name="T48">NotMember</text:span><text:span text:style-name="T65"> doit être levée. Après la levée de l’exception, le nombre de films ne doit pas avoir changé.</text:span></text:p>
      <text:p text:style-name="P21"/>
      <text:p text:style-name="P21"/>
      <text:p text:style-name="P21">Résultats observés :</text:p>
      <text:p text:style-name="P21"/>
      <text:p text:style-name="P29"/>
      <text:p text:style-name="P82">Conclusion :</text:p>
      <text:p text:style-name="P168">Fiche de test N°<text:span text:style-name="T79">9</text:span></text:p>
      <text:p text:style-name="Title"/>
      <text:p text:style-name="P22">Objectif du test :</text:p>
      <text:p text:style-name="P43">Tester la méthode <text:span text:style-name="T49">reviewItemFilm</text:span> dans le cas nominal.</text:p>
      <text:p text:style-name="P15"/>
      <text:p text:style-name="P43"><text:span text:style-name="T52">But principal :</text:span> vérification de l’ajout d<text:span text:style-name="T67">e l’avis</text:span> après utilisation de <text:span text:style-name="T67">review</text:span><text:span text:style-name="T43">ItemFilm</text:span> avec des paramètres d’entrées corrects.</text:p>
      <text:p text:style-name="P22"/>
      <text:p text:style-name="P22"/>
      <text:p text:style-name="P22"/>
      <text:p text:style-name="P22">Description (scénario) :</text:p>
      <text:list xml:id="list153015842075443" text:continue-list="list153016322800611" text:style-name="L1">
        <text:list-item text:start-value="1">
          <text:p text:style-name="P95"><text:span text:style-name="T3">Utilisation de </text:span><text:span text:style-name="T55">reviewItemFilm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100"><text:span text:style-name="T3">Utilisation de </text:span><text:span text:style-name="T55">reviewItemFilm</text:span><text:span text:style-name="T3"> pour l’ajout d’un avis avec </text:span><text:span text:style-name="T29">un titre avec une casse différente.</text:span></text:p>
        </text:list-item>
        <text:list-item>
          <text:p text:style-name="P157"><text:span text:style-name="T29">U</text:span><text:span text:style-name="T2">tilisation </text:span><text:span text:style-name="T3">de </text:span><text:span text:style-name="T55">reviewItemFilm</text:span><text:span text:style-name="T3"> pour l’ajout d’un avis avec </text:span><text:span text:style-name="T29">un titre avec </text:span><text:span text:style-name="T2">des espaces au </text:span><text:span text:style-name="T30">début</text:span><text:span text:style-name="T2"> et a la fin</text:span><text:span text:style-name="T29">.</text:span></text:p>
        </text:list-item>
        <text:list-item>
          <text:p text:style-name="P95"><text:span text:style-name="T3">Utilisation de </text:span><text:span text:style-name="T55">reviewItemFilm</text:span><text:span text:style-name="T3"> pour l’ajout d’un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95"><text:span text:style-name="T3">Utilisation de </text:span><text:span text:style-name="T55">reviewItemFilm</text:span><text:span text:style-name="T3"> pour l’ajout d’un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22"/>
      <text:p text:style-name="P22"/>
      <text:p text:style-name="P22"/>
      <text:p text:style-name="P22">Résultats attendus :</text:p>
      <text:p text:style-name="P59">L’ajout d’un avis avec des paramètres corrects (<text:span text:style-name="T87">tout les cas</text:span>) ne doit pas lever d’exception. La note moyenne renvoyée doit être é<text:span text:style-name="T72">gale à <text:s/>la moyenne arithmétique des notes ajout</text:span>é<text:span text:style-name="T71">es</text:span>.</text:p>
      <text:p text:style-name="P22"/>
      <text:p text:style-name="P22"/>
      <text:p text:style-name="P22"/>
      <text:p text:style-name="P22">Résultats observés :</text:p>
      <text:p text:style-name="P22"/>
      <text:p text:style-name="P22"/>
      <text:p text:style-name="P32"/>
      <text:p text:style-name="P83">Conclusion :</text:p>
      <text:p text:style-name="P74"/>
      <text:p text:style-name="P74"/>
      <text:p text:style-name="P165">Fiche de test N°<text:span text:style-name="T80">10</text:span></text:p>
      <text:p text:style-name="P85"/>
      <text:p text:style-name="P23">Objectif du test :</text:p>
      <text:p text:style-name="P44">Tester la méthode <text:span text:style-name="T49">reviewItemFilm</text:span> <text:span text:style-name="T68">sur les cas d’anomalie</text:span>.</text:p>
      <text:p text:style-name="P16"/>
      <text:p text:style-name="P44"><text:span text:style-name="T52">But principal :</text:span> <text:span text:style-name="T69">vérification de la levée des exceptions </text:span><text:span text:style-name="T50">BadEntry, N</text:span><text:span text:style-name="T49">otItem, </text:span><text:span text:style-name="T50">NotMember</text:span><text:span text:style-name="T41"> par la méthode </text:span><text:span text:style-name="T60">reviewI</text:span><text:span text:style-name="T58">temFilm</text:span><text:span text:style-name="T41"> pour tous les cas prévus dans l’API.</text:span></text:p>
      <text:p text:style-name="P44"/>
      <text:p text:style-name="P55"><text:span text:style-name="T53">Rappel</text:span><text:span text:style-name="T52"> :</text:span></text:p>
      <text:p text:style-name="P55"><text:span text:style-name="T63">Les 5 cas de levée de l’exception </text:span><text:span text:style-name="T45">BadEntry</text:span><text:span text:style-name="T63"> par la méthode review</text:span><text:span text:style-name="T46">ItemFilm</text:span><text:span text:style-name="T63"> prévus dans l’API sont :</text:span></text:p>
      <text:p text:style-name="P55">— <text:span text:style-name="T63">si le pseudo n’est pas instancié ou a moins de 1 caractère, autre que des espaces.</text:span></text:p>
      <text:p text:style-name="P55">— <text:span text:style-name="T63">si le password n’est pas instancié ou a moins de 4 caractère, autre que des espaces au début et a la fin.</text:span></text:p>
      <text:p text:style-name="P55">— <text:span text:style-name="T63">si le titre n'est pas instancié ou a moins de 1 caractère, autre que des espaces.</text:span></text:p>
      <text:p text:style-name="P55">— <text:span text:style-name="T63">si la note n’est pas comprise dans [0.0, 5.0].</text:span></text:p>
      <text:p text:style-name="P55">— <text:span text:style-name="T63">si le commentaire n’est pas instancié.</text:span></text:p>
      <text:p text:style-name="P55"/>
      <text:p text:style-name="P55"><text:span text:style-name="T63">Le cas de levée de l’exception </text:span><text:span text:style-name="T47">Not</text:span><text:span text:style-name="T50">Item</text:span><text:span text:style-name="T63"> par la méthode review</text:span><text:span text:style-name="T46">ItemFilm</text:span><text:span text:style-name="T63"> prévu dans l’API est :</text:span></text:p>
      <text:p text:style-name="P55">— <text:span text:style-name="T63">si le titre n’est pas celui d’un film.</text:span></text:p>
      <text:p text:style-name="P55"/>
      <text:p text:style-name="P55"><text:span text:style-name="T63">Les 2 cas de levée de l’exception </text:span><text:span text:style-name="T47">NotMember</text:span><text:span text:style-name="T63"> par la méthode review</text:span><text:span text:style-name="T46">ItemFilm</text:span><text:span text:style-name="T63"> prévus dans l’API sont :</text:span></text:p>
      <text:p text:style-name="P55">— <text:span text:style-name="T63">si le pseudo n’est pas celui d’un membre.</text:span></text:p>
      <text:p text:style-name="P73"><text:span text:style-name="T81">— si le pseudo et le password ne correspondent pas.</text:span></text:p>
      <text:p text:style-name="P23"/>
      <text:p text:style-name="P23">Description (scénario) :</text:p>
      <text:list xml:id="list153015714046407" text:continue-list="list153015842075443" text:style-name="L1">
        <text:list-item text:start-value="1">
          <text:p text:style-name="P114"><text:span text:style-name="T2">Utilisation de </text:span><text:span text:style-name="T55">reviewItemFilm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14"><text:span text:style-name="T6">Utilisation de </text:span><text:span text:style-name="T55">reviewItemFilm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123"><text:span text:style-name="T8">Utilisation</text:span><text:span text:style-name="T2"> de </text:span><text:span text:style-name="T56">review</text:span><text:span text:style-name="T55">ItemFilm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123"><text:span text:style-name="T8">Utilisation</text:span><text:span text:style-name="T7"> de </text:span><text:span text:style-name="T56">review</text:span><text:span text:style-name="T55">ItemFilm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14"><text:span text:style-name="T7">Utilisation de </text:span><text:span text:style-name="T56">review</text:span><text:span text:style-name="T55">ItemFilm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34"><text:span text:style-name="T4">Utilisation de </text:span><text:span text:style-name="T56">review</text:span><text:span text:style-name="T55">ItemFilm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34"><text:span text:style-name="T4">Utilisation de </text:span><text:span text:style-name="T56">review</text:span><text:span text:style-name="T55">ItemFilm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34"><text:span text:style-name="T4">Utilisation de </text:span><text:span text:style-name="T56">review</text:span><text:span text:style-name="T55">ItemFilm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38"><text:span text:style-name="T6">Utilisation de </text:span><text:span text:style-name="T56">review</text:span><text:span text:style-name="T55">ItemFilm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23"><text:span text:style-name="T6">Utilisation de </text:span><text:span text:style-name="T56">review</text:span><text:span text:style-name="T55">ItemFilm</text:span><text:span text:style-name="T6"> pour l’ajout d’un </text:span><text:span text:style-name="T11">avis</text:span><text:span text:style-name="T6"> </text:span><text:span text:style-name="T7">avec un </text:span><text:span text:style-name="T11">film (titre) non existant</text:span><text:span text:style-name="T7">.</text:span></text:p>
        </text:list-item>
        <text:list-item>
          <text:p text:style-name="P96"><text:span text:style-name="T4">Utilisation de </text:span><text:span text:style-name="T56">review</text:span><text:span text:style-name="T55">ItemFilm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96"><text:span text:style-name="T4">Utilisation de </text:span><text:span text:style-name="T56">review</text:span><text:span text:style-name="T55">ItemFilm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23"/>
      <text:p text:style-name="P23">Résultats attendus :</text:p>
      <text:p text:style-name="P64">Dans les cas <text:span text:style-name="T73">1 à 9</text:span> (inclus), l’exception <text:span text:style-name="T45">BadEntry</text:span> doit être levée.</text:p>
      <text:p text:style-name="P67">Dans le cas <text:span text:style-name="T77">10</text:span>, l’exception <text:span text:style-name="T47">Not</text:span><text:span text:style-name="T50">Item</text:span> doit être levée.</text:p>
      <text:p text:style-name="P73"><text:span text:style-name="T65">Dans les cas 11 à 12, l’exception </text:span><text:span text:style-name="T48">NotMember</text:span><text:span text:style-name="T65"> doit être levée.</text:span></text:p>
      <text:p text:style-name="P73"/>
      <text:p text:style-name="P64">Après la levée des exceptions, la note moyenne du film ne doit pas avoir changé.</text:p>
      <text:p text:style-name="P73"/>
      <text:p text:style-name="P23">Résultats observés :</text:p>
      <text:p text:style-name="P33"/>
      <text:p text:style-name="P33"/>
      <text:p text:style-name="P158">Conclusion :</text:p>
      <text:p text:style-name="P139"/>
      <text:p text:style-name="P139"/>
      <text:p text:style-name="P171">Fiche de test N°<text:span text:style-name="T82">11</text:span></text:p>
      <text:p text:style-name="P169"/>
      <text:p text:style-name="P150">Objectif du test :</text:p>
      <text:p text:style-name="P141">Tester la méthode <text:span text:style-name="T51">consultItems</text:span> dans le cas nominal.</text:p>
      <text:p text:style-name="P148"/>
      <text:p text:style-name="P142"><text:span text:style-name="T52">But principal :</text:span> vérification d<text:span text:style-name="T83">u nombre d'items renvoy</text:span>é <text:span text:style-name="T83">par la methode </text:span><text:span text:style-name="T51">consultItems</text:span><text:span text:style-name="T43">.</text:span></text:p>
      <text:p text:style-name="P150"/>
      <text:p text:style-name="P150"/>
      <text:p text:style-name="P150"/>
      <text:p text:style-name="P150">Description (scénario) :</text:p>
      <text:list xml:id="list153016165517406" text:continue-list="list153015714046407" text:style-name="L1">
        <text:list-item text:start-value="1">
          <text:p text:style-name="P97"><text:span text:style-name="T3">Utilisation de </text:span><text:span text:style-name="T57">consultItems</text:span><text:span text:style-name="T3"> pour </text:span><text:span text:style-name="T25">consulter un item inexistant dans un réseau social vide</text:span><text:span text:style-name="T3">.</text:span></text:p>
        </text:list-item>
        <text:list-item>
          <text:p text:style-name="P97"><text:span text:style-name="T3">Utilisation de </text:span><text:span text:style-name="T57">consultItems</text:span><text:span text:style-name="T3"> pour </text:span><text:span text:style-name="T25">consulter un item inexistant dans un réseau social rempli</text:span><text:span text:style-name="T3">.</text:span></text:p>
        </text:list-item>
        <text:list-item>
          <text:p text:style-name="P97"><text:span text:style-name="T3">Utilisation de </text:span><text:span text:style-name="T57">consultItems</text:span><text:span text:style-name="T3"> </text:span><text:span text:style-name="T25">consulter un livre et un film (existants) ayant le même titre.</text:span></text:p>
        </text:list-item>
        <text:list-item>
          <text:p text:style-name="P101"><text:span text:style-name="T3">Utilisation de </text:span><text:span text:style-name="T57">consultItems</text:span><text:span text:style-name="T3"> </text:span><text:span text:style-name="T25">consulter un livre et un film (existants) ayant le même titre </text:span><text:span text:style-name="T31">mais avec une casse </text:span><text:span text:style-name="T32">différente.</text:span></text:p>
        </text:list-item>
        <text:list-item>
          <text:p text:style-name="P101"><text:span text:style-name="T3">Utilisation de </text:span><text:span text:style-name="T57">consultItems</text:span><text:span text:style-name="T3"> </text:span><text:span text:style-name="T25">consulter un livre et un film (existants) ayant le même titre </text:span><text:span text:style-name="T31">mais avec des espaces au </text:span><text:span text:style-name="T32">début</text:span><text:span text:style-name="T31"> et a la fin.</text:span></text:p>
        </text:list-item>
      </text:list>
      <text:p text:style-name="P150"/>
      <text:p text:style-name="P150"/>
      <text:p text:style-name="P150"/>
      <text:p text:style-name="P150">Résultats attendus :</text:p>
      <text:p text:style-name="P144"><text:span text:style-name="T83">La consultation des items dans les cas 1 et 2 doit renvoyer une liste vide et ne doit pas lever d'exception.</text:span></text:p>
      <text:p text:style-name="P145">La consultation des items dans l<text:span text:style-name="T88">es cas 3, 4, et 5</text:span> doit renvoyer une liste contenant deux chaines de <text:span text:style-name="T84">caractères.</text:span></text:p>
      <text:p text:style-name="P150"/>
      <text:p text:style-name="P150"/>
      <text:p text:style-name="P150"/>
      <text:p text:style-name="P150">Résultats observés :</text:p>
      <text:p text:style-name="P150"/>
      <text:p text:style-name="P150"/>
      <text:p text:style-name="P152"/>
      <text:p text:style-name="P159">Conclusion :</text:p>
      <text:p text:style-name="P154"/>
      <text:p text:style-name="P154"/>
      <text:p text:style-name="P154"/>
      <text:p text:style-name="P154"/>
      <text:p text:style-name="P172">Fiche de test N°<text:span text:style-name="T80">12</text:span></text:p>
      <text:p text:style-name="P170"/>
      <text:p text:style-name="P151">Objectif du test :</text:p>
      <text:p text:style-name="P143">Tester la méthode <text:span text:style-name="T51">consultItems</text:span> <text:span text:style-name="T68">sur les cas d’anomalie</text:span>.</text:p>
      <text:p text:style-name="P149"/>
      <text:p text:style-name="P147"><text:span text:style-name="T54">But principal :</text:span><text:span text:style-name="T85"> vérification de la levée de l'exceptions </text:span><text:span text:style-name="T50">BadEntry </text:span><text:span text:style-name="T41">par la méthode </text:span><text:span text:style-name="T59">consultItems</text:span><text:span text:style-name="T41"> pour le cas prévu dans l’API (si le nom n'est pas instancié ou a moins de 1 caractère autre que des espaces).</text:span></text:p>
      <text:p text:style-name="P147"/>
      <text:p text:style-name="P147"/>
      <text:p text:style-name="P151"/>
      <text:p text:style-name="P155"><text:span text:style-name="T36">Description (scénario) :</text:span></text:p>
      <text:list xml:id="list153016891200410" text:continue-list="list153016165517406" text:style-name="L1">
        <text:list-item text:start-value="1">
          <text:p text:style-name="P124"><text:span text:style-name="T8">Utilisation</text:span><text:span text:style-name="T7"> de </text:span><text:span text:style-name="T57">consultItems</text:span><text:span text:style-name="T7"> pour l</text:span><text:span text:style-name="T26">a consultation d'un item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98"><text:span text:style-name="T7">Utilisation de </text:span><text:span text:style-name="T57">consultItems</text:span><text:span text:style-name="T7"> pour l</text:span><text:span text:style-name="T26">a consultation d'un item</text:span><text:span text:style-name="T7"> </text:span><text:span text:style-name="T6">avec un titre composé uniquement d’espaces.</text:span></text:p>
        </text:list-item>
      </text:list>
      <text:p text:style-name="P151"/>
      <text:p text:style-name="P151"/>
      <text:p text:style-name="P151"/>
      <text:p text:style-name="P151">Résultats attendus :</text:p>
      <text:p text:style-name="P146"><text:span text:style-name="T65">Dans les cas 1 et 2, l’exception </text:span><text:span text:style-name="T45">BadEntry</text:span><text:span text:style-name="T65"> doit être levée.</text:span></text:p>
      <text:p text:style-name="P146"/>
      <text:p text:style-name="P146"/>
      <text:p text:style-name="P146"/>
      <text:p text:style-name="P151">Résultats observés :</text:p>
      <text:p text:style-name="P153"/>
      <text:p text:style-name="P153"/>
      <text:p text:style-name="P153"/>
      <text:p text:style-name="P160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1965in" fo:margin-bottom="0in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1665in" fo:margin-bottom="0in" loext:contextual-spacing="false" fo:padding-left="0in" fo:padding-right="0in" fo:padding-top="0.0138in" fo:padding-bottom="0in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in" fo:padding-right="0in" fo:padding-top="0in" fo:padding-bottom="0.0138in" fo:border-left="none" fo:border-right="none" fo:border-top="none" fo:border-bottom="0.06pt solid #000000"/>
      <style:text-properties style:font-name="Times New Roman1" fo:font-family="'Times New Roman'" style:font-style-name="Normal" style:font-family-generic="roman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style:font-weight-asian="normal"/>
    </style:style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shadow="none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3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76" text:date-value="2015-05-04T15:30:15.318899089">4 mai 2015</text:date></text:p>
      </style:header>
      <style:footer>
        <text:p text:style-name="MP3"><text:span text:style-name="MT1">Télécom Bretagne</text:span><text:tab/><text:span text:style-name="MT2"><text:page-number text:select-page="current">4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2" style:display-name="Conversion 2" style:page-layout-name="Mpm1">
      <style:footer>
        <text:p text:style-name="MP3"><text:span text:style-name="MT1">Télécom Bretagne</text:span><text:tab/><text:span text:style-name="MT2"><text:page-number text:select-page="current">5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3"><text:span text:style-name="MT1">Télécom Bretagne</text:span><text:tab/><text:span text:style-name="MT2"><text:page-number text:select-page="current">6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3"><text:span text:style-name="MT1">Télécom Bretagne</text:span><text:tab/><text:span text:style-name="MT2"><text:page-number text:select-page="current">7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3"><text:span text:style-name="MT1">Télécom Bretagne</text:span><text:tab/><text:span text:style-name="MT2"><text:page-number text:select-page="current">8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3"><text:span text:style-name="MT1">Télécom Bretagne</text:span><text:tab/><text:span text:style-name="MT2"><text:page-number text:select-page="current">9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3"><text:span text:style-name="MT1">Télécom Bretagne</text:span><text:tab/><text:span text:style-name="MT2"><text:page-number text:select-page="current">10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dc:title>Fiche de Remarques</dc:title>
    <meta:initial-creator>WISCHNEWSKI</meta:initial-creator>
    <meta:creation-date>2005-01-28T16:31:00</meta:creation-date>
    <dc:date>2015-05-04T15:30:15.255411000</dc:date>
    <meta:print-date>2004-03-31T15:12:00</meta:print-date>
    <dc:language>fr-FR</dc:language>
    <meta:editing-cycles>162</meta:editing-cycles>
    <meta:editing-duration>P1DT5H19M27S</meta:editing-duration>
    <meta:document-statistic meta:table-count="4" meta:image-count="0" meta:object-count="0" meta:page-count="13" meta:paragraph-count="281" meta:word-count="2914" meta:character-count="17688" meta:non-whitespace-character-count="15084"/>
    <meta:user-defined meta:name="Info 1"/>
    <meta:user-defined meta:name="Info 2"/>
    <meta:user-defined meta:name="Info 3"/>
    <meta:user-defined meta:name="Info 4"/>
  </office:meta>
</office:document-meta>
</file>